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5654in"/>
    </style:style>
    <style:style style:name="co4" style:family="table-column">
      <style:table-column-properties fo:break-before="auto" style:column-width="0.5547in"/>
    </style:style>
    <style:style style:name="co5" style:family="table-column">
      <style:table-column-properties fo:break-before="auto" style:column-width="1.0319in"/>
    </style:style>
    <style:style style:name="co6" style:family="table-column">
      <style:table-column-properties fo:break-before="auto" style:column-width="0.66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1.42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pg_cauchy_fixed_gam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81.538320763">
            <text:p>281.538320763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29295">
            <text:p>4.29295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13">
            <text:p>13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7">
            <text:p>7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5">
            <text:p>5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1">
            <text:p>1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12">
            <text:p>12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7">
            <text:p>7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5">
            <text:p>5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1">
            <text:p>1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17">
            <text:p>17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14">
            <text:p>14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8">
            <text:p>8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6">
            <text:p>6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35.147877255">
            <text:p>435.14787725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29295">
            <text:p>4.2929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91873">
            <text:p>1.9187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82.208643751">
            <text:p>282.20864375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67766">
            <text:p>2.6776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41.58421115">
            <text:p>441.5842111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21163">
            <text:p>2.2116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80609">
            <text:p>1.8060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9.846015154">
            <text:p>229.84601515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0989">
            <text:p>3.098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80.716179477">
            <text:p>380.71617947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20366">
            <text:p>3.2036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0.84658">
            <text:p>0.8465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7.132814472">
            <text:p>257.13281447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9869">
            <text:p>5.2986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11.967166841">
            <text:p>411.96716684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42049">
            <text:p>5.4204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56368">
            <text:p>4.5636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05.528359022">
            <text:p>305.52835902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84055">
            <text:p>18.8405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63.480793549">
            <text:p>463.48079354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9.08892">
            <text:p>9.0889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7183">
            <text:p>2.4718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49.331586982">
            <text:p>249.33158698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1983">
            <text:p>2.8198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03.365190243">
            <text:p>403.36519024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1983">
            <text:p>2.8198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54541">
            <text:p>2.5454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06.101106786">
            <text:p>306.10110678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7.24428">
            <text:p>7.2442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65.945399266">
            <text:p>465.94539926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65674">
            <text:p>16.6567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21764">
            <text:p>3.2176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4.253503817">
            <text:p>254.25350381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69002">
            <text:p>4.6900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11.00159223">
            <text:p>411.0015922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81413">
            <text:p>3.8141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50651">
            <text:p>2.5065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4.197879068">
            <text:p>214.19787906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0.99167">
            <text:p>0.9916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66.293926655">
            <text:p>366.29392665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0.99167">
            <text:p>0.9916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0.92661">
            <text:p>0.9266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02.871791154">
            <text:p>302.87179115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10121">
            <text:p>14.1012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59.319402034">
            <text:p>459.31940203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2915">
            <text:p>15.9291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14798">
            <text:p>5.1479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8.144392638">
            <text:p>228.14439263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84753">
            <text:p>1.8475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86.889047174">
            <text:p>386.88904717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84753">
            <text:p>1.8475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0.9299">
            <text:p>0.92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01.453349925">
            <text:p>201.45334992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65407">
            <text:p>1.6540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60.404543634">
            <text:p>360.40454363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66571">
            <text:p>1.6657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0.9031">
            <text:p>0.903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66.436079763">
            <text:p>266.43607976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5156">
            <text:p>3.3515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27.157141606">
            <text:p>427.15714160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00197">
            <text:p>16.0019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7487">
            <text:p>2.748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00.333912573">
            <text:p>200.33391257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65258">
            <text:p>1.6525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60.235887924">
            <text:p>360.23588792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32473">
            <text:p>1.3247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0.91128">
            <text:p>0.9112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03.578483201">
            <text:p>303.57848320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7.70941">
            <text:p>7.7094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55.123004227">
            <text:p>455.12300422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7.70941">
            <text:p>7.7094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6442">
            <text:p>4.644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07.881314267">
            <text:p>307.8813142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1432">
            <text:p>15.9143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58.99242214">
            <text:p>458.9924221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54318">
            <text:p>15.5431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41914">
            <text:p>5.4191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07.218993712">
            <text:p>207.21899371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72886">
            <text:p>1.728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65.12365234">
            <text:p>365.1236523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18205">
            <text:p>1.1820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0.80777">
            <text:p>0.8077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3.538232555">
            <text:p>253.53823255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1.40382">
            <text:p>11.403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10.454571259">
            <text:p>410.45457125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0.9531">
            <text:p>10.953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91545">
            <text:p>6.9154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7.62368732">
            <text:p>237.623687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07026">
            <text:p>3.0702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96.61118006">
            <text:p>396.6111800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1838">
            <text:p>3.3183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82394">
            <text:p>2.8239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3.412893266">
            <text:p>223.41289326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06462">
            <text:p>3.0646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81.028793122">
            <text:p>381.02879312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06462">
            <text:p>3.0646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09452">
            <text:p>2.0945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pg_cauchy_variable_gam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06.287490633">
            <text:p>206.287490633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5656">
            <text:p>3.15656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17">
            <text:p>17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3">
            <text:p>3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15">
            <text:p>15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6">
            <text:p>6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20">
            <text:p>2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17">
            <text:p>17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2">
            <text:p>2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66.397066442">
            <text:p>366.39706644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0715">
            <text:p>3.1071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96982">
            <text:p>1.969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1.309408709">
            <text:p>221.30940870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09371">
            <text:p>3.0937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75.851908048">
            <text:p>375.8519080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23447">
            <text:p>3.2344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4637">
            <text:p>2.4463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8.105480262">
            <text:p>228.10548026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79615">
            <text:p>2.796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89.308123182">
            <text:p>389.30812318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79615">
            <text:p>2.7961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50894">
            <text:p>2.5089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61.85817754">
            <text:p>261.8581775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63023">
            <text:p>3.6302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18.05939257">
            <text:p>418.0593925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63023">
            <text:p>3.6302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96562">
            <text:p>2.9656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4.39476335">
            <text:p>214.3947633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7053">
            <text:p>3.1705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68.0323024">
            <text:p>368.032302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8493">
            <text:p>3.3849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5564">
            <text:p>2.4556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6.868934644">
            <text:p>226.86893464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0984">
            <text:p>3.1098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87.099958286">
            <text:p>387.09995828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8525">
            <text:p>2.8852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6372">
            <text:p>2.4637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75.130302585">
            <text:p>275.13030258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8.12313">
            <text:p>8.1231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39.226568139">
            <text:p>439.22656813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8347">
            <text:p>15.8834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37179">
            <text:p>4.3717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45.216189854">
            <text:p>245.21618985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9217">
            <text:p>3.3921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11.259904827">
            <text:p>411.25990482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9217">
            <text:p>3.3921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2662">
            <text:p>2.266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16.388155287">
            <text:p>316.38815528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1.59104">
            <text:p>11.5910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65.524340543">
            <text:p>465.52434054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1.59104">
            <text:p>11.5910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85682">
            <text:p>4.856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9.455641837">
            <text:p>229.45564183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0826">
            <text:p>3.1082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89.540998381">
            <text:p>389.54099838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3021">
            <text:p>2.9302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78677">
            <text:p>2.7867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82.441790084">
            <text:p>282.44179008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5">
            <text:p>14.9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40.763364097">
            <text:p>440.76336409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05387">
            <text:p>16.0538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2551">
            <text:p>2.255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83.25011875">
            <text:p>283.2501187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55415">
            <text:p>4.554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38.681580629">
            <text:p>438.68158062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46591">
            <text:p>6.4659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74835">
            <text:p>2.7483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8.463099828">
            <text:p>228.46309982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27517">
            <text:p>3.2751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87.924327125">
            <text:p>387.92432712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27517">
            <text:p>3.2751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57016">
            <text:p>2.5701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2.925456053">
            <text:p>252.92545605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63351">
            <text:p>3.633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13.622896526">
            <text:p>413.62289652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078">
            <text:p>2.907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15195">
            <text:p>2.1519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88.221786292">
            <text:p>288.22178629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55792">
            <text:p>4.5579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49.399642072">
            <text:p>449.39964207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26563">
            <text:p>4.2656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23509">
            <text:p>2.2350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6.804375965">
            <text:p>256.80437596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6572">
            <text:p>3.1657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08.615438718">
            <text:p>408.61543871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6572">
            <text:p>3.1657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68903">
            <text:p>2.6890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0.455559586">
            <text:p>220.45555958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4666">
            <text:p>3.1466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82.388381031">
            <text:p>382.38838103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1721">
            <text:p>2.8172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4087">
            <text:p>2.4408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0.123429119">
            <text:p>210.12342911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8946">
            <text:p>2.9894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64.033694463">
            <text:p>364.03369446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8946">
            <text:p>2.9894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18974">
            <text:p>1.1897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0.328831032">
            <text:p>190.3288310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4382">
            <text:p>2.843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52.070130246">
            <text:p>352.07013024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21954">
            <text:p>3.2195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3576">
            <text:p>2.4357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20.539034152">
            <text:p>320.53903415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77085">
            <text:p>4.7708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69.793215636">
            <text:p>469.79321563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1.98523">
            <text:p>11.9852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56973">
            <text:p>3.5697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pg_cauchy_variable_gamma_torus_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96.89527213">
            <text:p>296.89527213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6829">
            <text:p>3.36829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14">
            <text:p>14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5">
            <text:p>5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3">
            <text:p>3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14">
            <text:p>14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4">
            <text:p>4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3">
            <text:p>3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20">
            <text:p>2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15">
            <text:p>15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4">
            <text:p>4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2">
            <text:p>2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85.01511211">
            <text:p>1185.0151121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53074">
            <text:p>3.5307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04245">
            <text:p>3.0424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12.302366022">
            <text:p>312.30236602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27208">
            <text:p>14.2720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04.66943852">
            <text:p>1204.6694385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27208">
            <text:p>14.2720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66068">
            <text:p>3.6606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5.381952337">
            <text:p>255.38195233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09612">
            <text:p>4.0961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34.31949695">
            <text:p>1134.3194969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17198">
            <text:p>4.1719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69862">
            <text:p>2.6986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3.226930937">
            <text:p>223.22693093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423">
            <text:p>3.42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04.53183851">
            <text:p>1104.5318385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1371">
            <text:p>3.3137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0867">
            <text:p>2.408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85.673318277">
            <text:p>185.67331827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4377">
            <text:p>2.9437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69.15025239">
            <text:p>1069.1502523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03082">
            <text:p>3.0308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64094">
            <text:p>2.6409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6.760577308">
            <text:p>216.76057730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38475">
            <text:p>1.384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99.97493524">
            <text:p>1099.9749352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25202">
            <text:p>1.2520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0.89756">
            <text:p>0.8975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03.376826801">
            <text:p>303.37682680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7.41245">
            <text:p>7.4124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83.8746081">
            <text:p>1183.874608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32364">
            <text:p>14.3236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3008">
            <text:p>2.4300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7.851002509">
            <text:p>237.85100250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78586">
            <text:p>3.785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19.79196455">
            <text:p>1119.7919645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73066">
            <text:p>3.7306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32526">
            <text:p>2.3252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1.258799872">
            <text:p>191.25879987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7295">
            <text:p>3.1729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73.49323022">
            <text:p>1073.4932302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7295">
            <text:p>3.1729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648">
            <text:p>2.464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39.553458492">
            <text:p>339.55345849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48328">
            <text:p>15.4832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18.41656712">
            <text:p>1218.4165671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5552">
            <text:p>15.8555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79526">
            <text:p>4.7952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45.88851522">
            <text:p>345.8885152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55474">
            <text:p>15.5547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35.7451277">
            <text:p>1235.745127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55474">
            <text:p>15.5547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82966">
            <text:p>3.8296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4.275357027">
            <text:p>254.27535702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4246">
            <text:p>3.1424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37.72380304">
            <text:p>1137.7238030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9578">
            <text:p>3.957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78007">
            <text:p>2.7800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9.173993566">
            <text:p>199.17399356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40252">
            <text:p>3.4025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80.24152119">
            <text:p>1080.2415211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40252">
            <text:p>3.4025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511">
            <text:p>2.451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46.635256493">
            <text:p>246.63525649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3719">
            <text:p>2.9371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33.88510305">
            <text:p>1133.8851030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3719">
            <text:p>2.9371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78135">
            <text:p>2.7813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2.554394991">
            <text:p>252.55439499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43886">
            <text:p>1.438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38.53715542">
            <text:p>1138.5371554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37778">
            <text:p>1.3777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04016">
            <text:p>1.0401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7.695025221">
            <text:p>217.69502522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03386">
            <text:p>1.033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03.18329895">
            <text:p>1103.1832989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53059">
            <text:p>1.5305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0.90409">
            <text:p>0.9040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6.355667362">
            <text:p>236.35566736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52537">
            <text:p>3.5253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17.77202518">
            <text:p>1117.7720251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68413">
            <text:p>3.6841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35888">
            <text:p>1.3588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42.280577826">
            <text:p>342.28057782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61276">
            <text:p>16.6127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25.18691628">
            <text:p>1225.1869162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9997">
            <text:p>5.2999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721">
            <text:p>3.72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65.162046698">
            <text:p>265.16204669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1477">
            <text:p>4.147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42.641738">
            <text:p>1142.64173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1477">
            <text:p>4.147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4428">
            <text:p>2.4442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86.105546776">
            <text:p>286.10554677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55607">
            <text:p>13.5560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68.52217976">
            <text:p>1168.5221797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02509">
            <text:p>16.0250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1108">
            <text:p>2.4110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pg_cauchy_variable_gamma_torus_cs_no_bia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40.54530801">
            <text:p>440.54530801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67709">
            <text:p>22.67709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25.27958276">
            <text:p>1425.2795827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51084">
            <text:p>17.5108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5732">
            <text:p>9.573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97.204093344">
            <text:p>397.20409334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11476">
            <text:p>18.1147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357.37202562">
            <text:p>1357.3720256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26097">
            <text:p>24.2609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81903">
            <text:p>9.8190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03.639686735">
            <text:p>403.63968673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39871">
            <text:p>14.3987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367.31814563">
            <text:p>1367.3181456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24132">
            <text:p>13.2413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14537">
            <text:p>9.1453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3.663791415">
            <text:p>433.66379141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33364">
            <text:p>18.3336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22.23604629">
            <text:p>1422.2360462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33364">
            <text:p>18.3336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71653">
            <text:p>10.7165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4.868444495">
            <text:p>464.86844449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68735">
            <text:p>19.6873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64.06444808">
            <text:p>1464.0644480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50016">
            <text:p>17.5001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15326">
            <text:p>10.1532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18.634326184">
            <text:p>418.63432618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37016">
            <text:p>26.3701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09.05743674">
            <text:p>1409.0574367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04353">
            <text:p>20.0435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58512">
            <text:p>9.5851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4.685439965">
            <text:p>464.68543996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24041">
            <text:p>17.2404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42.19614445">
            <text:p>1442.1961444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91814">
            <text:p>16.9181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24655">
            <text:p>11.2465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1.787985124">
            <text:p>431.78798512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18593">
            <text:p>14.1859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01.12217527">
            <text:p>1401.1221752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18593">
            <text:p>14.1859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06378">
            <text:p>10.0637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18.763330908">
            <text:p>418.76333090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72159">
            <text:p>20.7215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04.96113189">
            <text:p>1404.9611318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82192">
            <text:p>17.8219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32563">
            <text:p>9.3256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0.928092239">
            <text:p>420.92809223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0.99381">
            <text:p>10.9938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393.64312532">
            <text:p>1393.6431253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12218">
            <text:p>12.1221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34613">
            <text:p>9.3461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83.646068767">
            <text:p>483.6460687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97793">
            <text:p>17.9779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93.02559601">
            <text:p>1493.0255960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56776">
            <text:p>18.567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78432">
            <text:p>8.7843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07.036556923">
            <text:p>407.03655692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05165">
            <text:p>18.0516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375.40785498">
            <text:p>1375.4078549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5723">
            <text:p>17.572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68895">
            <text:p>9.6889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5.289709941">
            <text:p>435.28970994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67815">
            <text:p>16.678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30.33037576">
            <text:p>1430.3303757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7.18392">
            <text:p>27.1839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66299">
            <text:p>8.662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91.974931839">
            <text:p>491.97493183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60746">
            <text:p>19.6074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90.70016108">
            <text:p>1490.7001610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1061">
            <text:p>21.0106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11567">
            <text:p>10.115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7.851106504">
            <text:p>427.85110650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93024">
            <text:p>17.9302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12.69231448">
            <text:p>1412.692314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4384">
            <text:p>18.438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29327">
            <text:p>10.2932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04.573747304">
            <text:p>404.57374730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3586">
            <text:p>17.35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365.10824564">
            <text:p>1365.1082456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16552">
            <text:p>20.1655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18635">
            <text:p>10.1863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96.166037974">
            <text:p>396.16603797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90523">
            <text:p>17.9052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363.03178">
            <text:p>1363.0317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1937">
            <text:p>22.3193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26916">
            <text:p>9.2691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79.277704432">
            <text:p>379.2777044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39481">
            <text:p>15.3948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341.40216407">
            <text:p>1341.4021640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0109">
            <text:p>15.6010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85116">
            <text:p>8.8511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2.238730828">
            <text:p>422.23873082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95032">
            <text:p>12.9503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392.54824221">
            <text:p>1392.5482422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4913">
            <text:p>20.491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26931">
            <text:p>8.2693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9.920513278">
            <text:p>439.92051327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6758">
            <text:p>19.675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14.95734068">
            <text:p>1414.9573406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91746">
            <text:p>25.9174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39246">
            <text:p>10.3924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pg_cauchy_variable_gamma_torus_no_bia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08.758370759">
            <text:p>408.758370759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18669">
            <text:p>23.18669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00.308373461">
            <text:p>700.30837346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04123">
            <text:p>22.0412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15466">
            <text:p>10.1546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07.111412221">
            <text:p>407.11141222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6935">
            <text:p>15.6693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02.606976016">
            <text:p>702.60697601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8.13388">
            <text:p>8.1338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13388">
            <text:p>8.1338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0.941003583">
            <text:p>430.94100358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8695">
            <text:p>21.0869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33.514967592">
            <text:p>733.51496759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19831">
            <text:p>16.1983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68918">
            <text:p>9.6891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5.276965532">
            <text:p>425.2769655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6653">
            <text:p>16.665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14.322999862">
            <text:p>714.32299986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06345">
            <text:p>13.0634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6213">
            <text:p>10.621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99.771620452">
            <text:p>399.77162045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36476">
            <text:p>17.3647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98.73558668">
            <text:p>698.7355866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64377">
            <text:p>25.6437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44906">
            <text:p>8.4490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0.020729425">
            <text:p>450.02072942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76422">
            <text:p>17.7642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52.029936344">
            <text:p>752.02993634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41447">
            <text:p>20.4144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56144">
            <text:p>10.5614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41.183700947">
            <text:p>441.18370094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44866">
            <text:p>20.4486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38.568429232">
            <text:p>738.56842923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50131">
            <text:p>12.5013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20176">
            <text:p>10.2017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17.906980259">
            <text:p>417.90698025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94602">
            <text:p>18.9460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06.525277927">
            <text:p>706.52527792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6942">
            <text:p>16.2694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94919">
            <text:p>9.9491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16.197674616">
            <text:p>416.1976746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1133">
            <text:p>17.113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10.237403472">
            <text:p>710.23740347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0.45564">
            <text:p>10.4556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78104">
            <text:p>9.7810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1.671797973">
            <text:p>421.67179797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3817">
            <text:p>23.5381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30.650023984">
            <text:p>730.65002398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3387">
            <text:p>15.338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51263">
            <text:p>9.5126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6.181325105">
            <text:p>426.18132510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77138">
            <text:p>22.7713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32.19378953">
            <text:p>732.1937895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03516">
            <text:p>22.0351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10003">
            <text:p>9.1000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3.100014269">
            <text:p>433.10001426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04142">
            <text:p>19.0414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24.346165266">
            <text:p>724.34616526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25848">
            <text:p>19.2584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321">
            <text:p>10.32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49.211604339">
            <text:p>449.21160433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90383">
            <text:p>16.9038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62.610262722">
            <text:p>762.61026272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90383">
            <text:p>16.9038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21919">
            <text:p>9.2191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7.869576465">
            <text:p>427.86957646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17799">
            <text:p>14.1779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22.46900886">
            <text:p>722.4690088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21324">
            <text:p>18.2132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37884">
            <text:p>10.3788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5.164877633">
            <text:p>435.16487763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1971">
            <text:p>22.197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47.296736769">
            <text:p>747.29673676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17673">
            <text:p>17.1767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84856">
            <text:p>9.8485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6.654524783">
            <text:p>436.65452478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56943">
            <text:p>13.5694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45.78643205">
            <text:p>745.7864320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17381">
            <text:p>26.173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41682">
            <text:p>8.416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4.911542888">
            <text:p>434.91154288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05256">
            <text:p>15.0525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17.709999758">
            <text:p>717.70999975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73324">
            <text:p>19.7332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24138">
            <text:p>9.2413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95.193957837">
            <text:p>395.19395783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27291">
            <text:p>17.2729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89.310430754">
            <text:p>689.31043075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9273">
            <text:p>20.927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61695">
            <text:p>7.6169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16.494354493">
            <text:p>416.49435449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85075">
            <text:p>21.850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09.688517007">
            <text:p>709.68851700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9.99583">
            <text:p>9.9958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48832">
            <text:p>5.4883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09.235094936">
            <text:p>409.23509493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18562">
            <text:p>13.1856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98.36502631">
            <text:p>698.3650263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04855">
            <text:p>17.048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80219">
            <text:p>8.8021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pg_flat_bott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02.990170843">
            <text:p>202.990170843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2831">
            <text:p>3.2831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1">
            <text:p>1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1">
            <text:p>1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1">
            <text:p>1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18">
            <text:p>18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1">
            <text:p>1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50.862080067">
            <text:p>350.86208006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1755">
            <text:p>2.817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54964">
            <text:p>2.5496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1.736933209">
            <text:p>211.73693320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3461">
            <text:p>5.1346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67.2060636">
            <text:p>367.206063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3461">
            <text:p>5.1346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66801">
            <text:p>4.6680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0.04686629">
            <text:p>190.0468662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49461">
            <text:p>5.4946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39.534855809">
            <text:p>339.53485580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50576">
            <text:p>5.505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96596">
            <text:p>3.9659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7.643070829">
            <text:p>237.64307082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3186">
            <text:p>5.331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88.675587033">
            <text:p>388.67558703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3186">
            <text:p>5.3318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56619">
            <text:p>4.5661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49.271323034">
            <text:p>249.27132303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77729">
            <text:p>5.7772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98.320358101">
            <text:p>398.32035810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77729">
            <text:p>5.7772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01102">
            <text:p>5.0110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47.17883997">
            <text:p>247.1788399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86263">
            <text:p>12.8626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94.676603249">
            <text:p>394.67660324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03721">
            <text:p>15.0372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26945">
            <text:p>4.2694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0.479384141">
            <text:p>220.47938414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4134">
            <text:p>5.1413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80.992187118">
            <text:p>380.99218711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05631">
            <text:p>5.0563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93496">
            <text:p>4.9349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0.131662719">
            <text:p>190.13166271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9079">
            <text:p>5.1907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43.421964211">
            <text:p>343.42196421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8668">
            <text:p>5.3866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61563">
            <text:p>4.6156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4.161177454">
            <text:p>224.16117745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49707">
            <text:p>5.4970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79.819344585">
            <text:p>379.81934458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61096">
            <text:p>5.6109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73487">
            <text:p>4.7348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2.414118345">
            <text:p>232.41411834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86487">
            <text:p>5.8648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80.656065374">
            <text:p>380.65606537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86487">
            <text:p>5.8648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47531">
            <text:p>4.4753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7.824537337">
            <text:p>197.82453733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59907">
            <text:p>5.5990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46.309198837">
            <text:p>346.30919883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59907">
            <text:p>5.599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75745">
            <text:p>4.7574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2.047884539">
            <text:p>192.04788453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80607">
            <text:p>5.8060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42.754979645">
            <text:p>342.75497964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9887">
            <text:p>5.2988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28012">
            <text:p>4.2801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4.178608093">
            <text:p>214.17860809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5761">
            <text:p>5.2576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63.937465699">
            <text:p>363.93746569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4827">
            <text:p>5.2482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89867">
            <text:p>4.898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85.959155311">
            <text:p>185.95915531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49258">
            <text:p>5.4925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33.733008612">
            <text:p>333.73300861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51501">
            <text:p>5.5150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65359">
            <text:p>4.6535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47.336680909">
            <text:p>247.33668090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1.28595">
            <text:p>11.2859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97.755154262">
            <text:p>397.75515426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8.1513">
            <text:p>8.151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89924">
            <text:p>4.8992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05.573599023">
            <text:p>205.57359902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6708">
            <text:p>5.3670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59.977219121">
            <text:p>359.97721912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4622">
            <text:p>5.3462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17614">
            <text:p>4.1761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7.240200706">
            <text:p>197.24020070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9968">
            <text:p>5.1996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46.364895116">
            <text:p>346.36489511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9154">
            <text:p>5.2915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66126">
            <text:p>4.6612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42.486265704">
            <text:p>242.48626570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7.27033">
            <text:p>7.2703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95.831239093">
            <text:p>395.83123909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73751">
            <text:p>12.7375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11753">
            <text:p>4.1175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65.505290455">
            <text:p>265.50529045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0.1984">
            <text:p>10.198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15.844243314">
            <text:p>415.84424331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8.55181">
            <text:p>8.551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41652">
            <text:p>5.4165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7.212054381">
            <text:p>237.21205438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0963">
            <text:p>5.1096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386.819261324">
            <text:p>386.81926132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0963">
            <text:p>5.1096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01418">
            <text:p>3.0141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pg_gauss_fixed_sig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56.658539133">
            <text:p>556.658539133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0708">
            <text:p>4.0708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10">
            <text:p>1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1">
            <text:p>1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8">
            <text:p>8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2">
            <text:p>2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20">
            <text:p>2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6">
            <text:p>6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2">
            <text:p>2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19.848779435">
            <text:p>719.84877943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72357">
            <text:p>3.7235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72407">
            <text:p>1.7240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72.959209041">
            <text:p>572.95920904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24432">
            <text:p>4.2443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30.937056929">
            <text:p>730.93705692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5877">
            <text:p>4.587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55909">
            <text:p>2.5590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24.640706365">
            <text:p>624.64070636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9.50686">
            <text:p>9.506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85.039703604">
            <text:p>785.03970360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8.519">
            <text:p>8.51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52946">
            <text:p>4.5294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03.14538521">
            <text:p>603.1453852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7151">
            <text:p>3.171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65.026113857">
            <text:p>765.02611385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7151">
            <text:p>3.1715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97394">
            <text:p>1.9739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85.63403582">
            <text:p>585.6340358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67119">
            <text:p>4.6711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43.935208436">
            <text:p>743.93520843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82209">
            <text:p>4.8220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32336">
            <text:p>4.3233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41.039849439">
            <text:p>541.03984943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8378">
            <text:p>5.2837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93.509758694">
            <text:p>693.50975869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8584">
            <text:p>5.1858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36928">
            <text:p>4.3692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0.905008972">
            <text:p>560.90500897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9996">
            <text:p>5.2999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14.747420289">
            <text:p>714.74742028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1377">
            <text:p>5.3137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28392">
            <text:p>4.2839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32.502694324">
            <text:p>632.50269432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5263">
            <text:p>2.8526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89.557602743">
            <text:p>789.55760274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5878">
            <text:p>15.9587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35827">
            <text:p>2.3582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49.606596551">
            <text:p>549.60659655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44211">
            <text:p>5.4421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06.206892522">
            <text:p>706.20689252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46681">
            <text:p>5.466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3043">
            <text:p>4.304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0.474287341">
            <text:p>560.47428734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2064">
            <text:p>5.2206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17.100372983">
            <text:p>717.10037298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2064">
            <text:p>5.2206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56598">
            <text:p>4.5659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94.530187206">
            <text:p>594.53018720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9.08603">
            <text:p>9.0860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47.340621182">
            <text:p>747.34062118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42515">
            <text:p>6.4251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38166">
            <text:p>4.3816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57.168980419">
            <text:p>557.16898041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9486">
            <text:p>4.94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10.006162093">
            <text:p>710.00616209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3459">
            <text:p>5.1345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64842">
            <text:p>4.6484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28.157937995">
            <text:p>628.15793799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46026">
            <text:p>12.4602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85.247465265">
            <text:p>785.24746526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46026">
            <text:p>12.4602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83325">
            <text:p>4.8332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85.747423394">
            <text:p>585.74742339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47638">
            <text:p>5.4763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43.04291662">
            <text:p>743.0429166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1674">
            <text:p>5.3167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05954">
            <text:p>4.0595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29.95522514">
            <text:p>529.9552251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51693">
            <text:p>3.5169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81.706966796">
            <text:p>681.70696679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6582">
            <text:p>2.8658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60907">
            <text:p>2.6090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96.483058667">
            <text:p>596.4830586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07051">
            <text:p>5.070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57.520209027">
            <text:p>757.52020902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07051">
            <text:p>5.0705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52158">
            <text:p>4.5215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35.72926951">
            <text:p>535.7292695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06349">
            <text:p>3.0634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91.519353149">
            <text:p>691.51935314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4706">
            <text:p>2.9470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64858">
            <text:p>2.6485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8.692213918">
            <text:p>568.69221391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93713">
            <text:p>4.9371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21.313830742">
            <text:p>721.31383074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93713">
            <text:p>4.9371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34964">
            <text:p>4.3496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44.455543458">
            <text:p>544.45554345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8209">
            <text:p>5.1820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96.060056038">
            <text:p>696.06005603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7077">
            <text:p>5.1707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21205">
            <text:p>4.2120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1.980664851">
            <text:p>561.98066485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67193">
            <text:p>4.6719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18.421144132">
            <text:p>718.42114413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81807">
            <text:p>4.818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30481">
            <text:p>4.3048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pg_no_sig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73.879981373">
            <text:p>773.879981373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8041">
            <text:p>5.28041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7">
            <text:p>7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3">
            <text:p>3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8">
            <text:p>8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1">
            <text:p>1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20">
            <text:p>2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7">
            <text:p>7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1">
            <text:p>1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35.094616855">
            <text:p>935.09461685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8968">
            <text:p>5.2896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4643">
            <text:p>4.464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24.70492844">
            <text:p>724.7049284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5264">
            <text:p>2.9526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76.553793325">
            <text:p>876.55379332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495">
            <text:p>3.149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68016">
            <text:p>2.6801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46.649036752">
            <text:p>746.64903675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0364">
            <text:p>5.3036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99.960670244">
            <text:p>899.96067024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623">
            <text:p>5.362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73143">
            <text:p>4.7314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15.16080294">
            <text:p>715.1608029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42984">
            <text:p>3.4298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70.277931655">
            <text:p>870.27793165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42984">
            <text:p>3.4298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75629">
            <text:p>2.7562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95.155740694">
            <text:p>795.15574069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6543">
            <text:p>5.3654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45.259076165">
            <text:p>945.25907616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72546">
            <text:p>5.7254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21246">
            <text:p>4.2124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19.035615319">
            <text:p>819.03561531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75081">
            <text:p>6.7508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0.786860192">
            <text:p>970.78686019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75081">
            <text:p>6.750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10139">
            <text:p>3.1013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41.911083973">
            <text:p>741.91108397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62234">
            <text:p>5.6223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00.252087395">
            <text:p>900.25208739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87992">
            <text:p>5.8799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42757">
            <text:p>4.4275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16.872060026">
            <text:p>816.87206002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83444">
            <text:p>12.8344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3.519368528">
            <text:p>973.51936852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97013">
            <text:p>4.9701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60165">
            <text:p>3.6016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43.631254432">
            <text:p>743.6312544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2174">
            <text:p>3.1217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00.930722319">
            <text:p>900.93072231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2174">
            <text:p>3.1217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6777">
            <text:p>2.677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18.736458775">
            <text:p>718.73645877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8352">
            <text:p>2.9835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74.745089722">
            <text:p>874.74508972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7626">
            <text:p>2.9762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6974">
            <text:p>2.697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42.799881133">
            <text:p>742.79988113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02861">
            <text:p>5.0286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97.592437214">
            <text:p>897.59243721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08691">
            <text:p>5.0869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74663">
            <text:p>4.7466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23.608804547">
            <text:p>723.60880454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56457">
            <text:p>5.5645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78.635431883">
            <text:p>878.63543188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0422">
            <text:p>5.3042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56444">
            <text:p>4.5644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34.684128738">
            <text:p>734.68412873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8458">
            <text:p>2.8845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87.925381965">
            <text:p>887.92538196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01671">
            <text:p>3.0167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68175">
            <text:p>2.6817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25.266241357">
            <text:p>725.26624135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1482">
            <text:p>5.214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76.329002345">
            <text:p>876.32900234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1482">
            <text:p>5.2148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4433">
            <text:p>4.443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99.992799744">
            <text:p>799.99279974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7155">
            <text:p>5.1715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61.175106769">
            <text:p>961.17510676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7155">
            <text:p>5.171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94967">
            <text:p>4.949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20.163422796">
            <text:p>720.16342279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1058">
            <text:p>5.2105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67.953744055">
            <text:p>867.95374405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1058">
            <text:p>5.2105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45146">
            <text:p>4.4514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25.393221002">
            <text:p>725.39322100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1502">
            <text:p>5.2150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82.085196749">
            <text:p>882.08519674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002">
            <text:p>5.300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57501">
            <text:p>4.5750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24.317715898">
            <text:p>824.31771589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08373">
            <text:p>13.0837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81.23987686">
            <text:p>981.2398768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8.63482">
            <text:p>8.6348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63178">
            <text:p>4.6317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10.018332396">
            <text:p>710.01833239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93175">
            <text:p>3.931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76.413518947">
            <text:p>876.41351894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42291">
            <text:p>3.4229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85861">
            <text:p>1.8586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11.523795545">
            <text:p>811.52379554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51048">
            <text:p>4.5104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62.935932776">
            <text:p>962.93593277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51048">
            <text:p>4.5104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82856">
            <text:p>2.8285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pg_toru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.4918863712">
            <text:p>56.4918863712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62767">
            <text:p>23.62767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1.5345271556">
            <text:p>81.534527155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2942">
            <text:p>23.7294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19553">
            <text:p>15.1955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.7233071911">
            <text:p>56.723307191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4451">
            <text:p>23.744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6.2741151233">
            <text:p>76.274115123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62906">
            <text:p>23.6290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73549">
            <text:p>15.7354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3.018050947">
            <text:p>53.01805094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1712">
            <text:p>23.5171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0.8660387446">
            <text:p>70.866038744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62979">
            <text:p>23.6297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81523">
            <text:p>14.8152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.2725137885">
            <text:p>56.272513788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95505">
            <text:p>23.9550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9.0090206096">
            <text:p>79.009020609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60001">
            <text:p>23.6000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55795">
            <text:p>14.5579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.6976966532">
            <text:p>56.69769665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42213">
            <text:p>23.4221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3.2256223157">
            <text:p>83.225622315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48401">
            <text:p>23.4840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9.11803">
            <text:p>19.1180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3.1000414879">
            <text:p>53.100041487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63032">
            <text:p>23.6303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8.3468057991">
            <text:p>78.346805799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107">
            <text:p>23.71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74135">
            <text:p>15.7413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4.3565668775">
            <text:p>54.356566877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8085">
            <text:p>23.808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0.3350291491">
            <text:p>80.335029149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8085">
            <text:p>23.808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56967">
            <text:p>15.569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5.1814901235">
            <text:p>55.181490123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6791">
            <text:p>23.7679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9.1479478889">
            <text:p>79.147947888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3433">
            <text:p>23.7343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6.0898">
            <text:p>16.089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3.552118093">
            <text:p>53.55211809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82655">
            <text:p>23.8265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3.5269687007">
            <text:p>73.526968700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60081">
            <text:p>23.600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81013">
            <text:p>13.8101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3.6298409256">
            <text:p>53.629840925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32605">
            <text:p>23.3260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5.3175597639">
            <text:p>75.317559763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5873">
            <text:p>23.5587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2938">
            <text:p>15.293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4.3819170784">
            <text:p>54.381917078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3229">
            <text:p>23.5322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8.2180704216">
            <text:p>78.218070421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67627">
            <text:p>23.6762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07375">
            <text:p>15.0737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4.293346532">
            <text:p>54.2933465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1347">
            <text:p>23.5134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8.2037636048">
            <text:p>78.20376360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6117">
            <text:p>23.5611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6.27071">
            <text:p>16.2707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4.8443462978">
            <text:p>54.844346297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7408">
            <text:p>23.7740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7.8725356721">
            <text:p>77.872535672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7072">
            <text:p>23.7707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01045">
            <text:p>15.0104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.4898031216">
            <text:p>56.48980312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0807">
            <text:p>23.5080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2.4434890024">
            <text:p>82.443489002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7552">
            <text:p>23.5755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8.46526">
            <text:p>18.4652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5.8772535364">
            <text:p>55.877253536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1483">
            <text:p>23.7148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8.3811975484">
            <text:p>78.381197548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5788">
            <text:p>23.5578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63118">
            <text:p>13.6311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7.135002031">
            <text:p>57.13500203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64615">
            <text:p>23.646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8.6057103178">
            <text:p>78.605710317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7087">
            <text:p>23.5708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69158">
            <text:p>14.6915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9.4297240259">
            <text:p>49.429724025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46594">
            <text:p>23.4659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9.0607183309">
            <text:p>79.060718330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62572">
            <text:p>23.6257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7.14439">
            <text:p>17.1443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.9841439874">
            <text:p>56.984143987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2974">
            <text:p>23.7297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4.4144064826">
            <text:p>74.414406482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2974">
            <text:p>23.7297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75542">
            <text:p>15.7554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2.7541409624">
            <text:p>52.754140962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6071">
            <text:p>23.5607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0.3117794778">
            <text:p>80.311779477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3882">
            <text:p>23.388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6.44702">
            <text:p>16.4470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7.7990045264">
            <text:p>57.799004526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45642">
            <text:p>23.4564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3.9481533655">
            <text:p>73.948153365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1921">
            <text:p>23.7192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6094">
            <text:p>15.609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pg_torus_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30.706014512">
            <text:p>130.706014512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6327">
            <text:p>15.96327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8">
            <text:p>8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3">
            <text:p>3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1">
            <text:p>1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7">
            <text:p>7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2">
            <text:p>2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1">
            <text:p>1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13">
            <text:p>13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8">
            <text:p>8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1">
            <text:p>1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1">
            <text:p>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21.94014955">
            <text:p>1021.9401495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8.36636">
            <text:p>8.3663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98501">
            <text:p>5.9850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7.582454819">
            <text:p>107.58245481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25024">
            <text:p>3.2502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91.899081052">
            <text:p>991.89908105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56959">
            <text:p>3.5695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87804">
            <text:p>2.8780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7.5885710735">
            <text:p>97.588571073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0093">
            <text:p>2.8009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8.869886691">
            <text:p>978.86988669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79461">
            <text:p>2.7946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16572">
            <text:p>2.1657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4.064523565">
            <text:p>124.06452356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93188">
            <text:p>3.9318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98.683011357">
            <text:p>998.68301135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5945">
            <text:p>5.3594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5848">
            <text:p>2.584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3.881948323">
            <text:p>123.88194832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77209">
            <text:p>12.7720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07.99296189">
            <text:p>1007.9929618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5037">
            <text:p>15.9503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76459">
            <text:p>5.7645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8.934470276">
            <text:p>128.93447027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52869">
            <text:p>4.5286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09.50615732">
            <text:p>1009.5061573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52869">
            <text:p>4.5286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15882">
            <text:p>4.158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8.0242804439">
            <text:p>98.024280443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11068">
            <text:p>1.1106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9.230806268">
            <text:p>979.23080626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34757">
            <text:p>1.3475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0.90538">
            <text:p>0.9053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3320.14797993">
            <text:p>-3320.1479799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50207">
            <text:p>17.5020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2438.13369378">
            <text:p>-2438.1336937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50207">
            <text:p>17.502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80095">
            <text:p>4.8009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6.687319463">
            <text:p>156.68731946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32999">
            <text:p>17.3299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42.25557362">
            <text:p>1042.2555736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32999">
            <text:p>17.3299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75036">
            <text:p>5.7503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17.306286796">
            <text:p>117.30628679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81626">
            <text:p>5.8162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98.381182405">
            <text:p>998.38118240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646">
            <text:p>14.64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72409">
            <text:p>2.7240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37.433819805">
            <text:p>137.43381980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0838">
            <text:p>14.9083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18.85886111">
            <text:p>1018.8588611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5999">
            <text:p>15.7599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65874">
            <text:p>3.6587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19.77132806">
            <text:p>119.7713280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12245">
            <text:p>6.1224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98.44717006">
            <text:p>998.4471700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51783">
            <text:p>5.5178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6424">
            <text:p>3.642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4.748123581">
            <text:p>154.74812358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7475">
            <text:p>15.774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37.75228512">
            <text:p>1037.7522851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10151">
            <text:p>16.1015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51591">
            <text:p>5.5159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7.979158907">
            <text:p>127.97915890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72043">
            <text:p>3.7204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07.85666744">
            <text:p>1007.8566674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72043">
            <text:p>3.7204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09168">
            <text:p>3.0916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1.613907608">
            <text:p>151.61390760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9309">
            <text:p>15.6930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39.52516379">
            <text:p>1039.5251637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9309">
            <text:p>15.6930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64571">
            <text:p>6.6457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5.021352864">
            <text:p>105.02135286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8288">
            <text:p>2.8828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87.311541698">
            <text:p>987.31154169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5019">
            <text:p>3.1501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27395">
            <text:p>2.2739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2.657518942">
            <text:p>122.65751894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6651">
            <text:p>5.166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10.49681027">
            <text:p>1010.4968102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6651">
            <text:p>5.1665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94065">
            <text:p>2.9406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5.561115952">
            <text:p>105.56111595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9.14018">
            <text:p>9.1401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84.340745755">
            <text:p>984.34074575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9.18573">
            <text:p>9.1857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93589">
            <text:p>7.9358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14.858654829">
            <text:p>114.85865482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5662">
            <text:p>3.3566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96.568011478">
            <text:p>996.56801147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9732">
            <text:p>3.1973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298">
            <text:p>2.429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60.575425285">
            <text:p>160.57542528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28354">
            <text:p>14.2835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39.07999367">
            <text:p>1039.0799936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4394">
            <text:p>15.7439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39216">
            <text:p>8.3921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pg_t_variable_gam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50.980218573">
            <text:p>-450.980218573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66458">
            <text:p>16.66458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4">
            <text:p>4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2">
            <text:p>2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1">
            <text:p>1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3">
            <text:p>3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1">
            <text:p>1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1">
            <text:p>1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18">
            <text:p>18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10">
            <text:p>1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1">
            <text:p>1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03.059808854">
            <text:p>-303.05980885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8.39381">
            <text:p>8.393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61629">
            <text:p>3.6162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502.526123021">
            <text:p>-502.52612302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01504">
            <text:p>5.0150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49.23193951">
            <text:p>-349.2319395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01125">
            <text:p>5.0112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3101">
            <text:p>2.4310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64.941330833">
            <text:p>-464.94133083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75575">
            <text:p>6.755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09.442173134">
            <text:p>-309.44217313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0.3712">
            <text:p>10.371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82951">
            <text:p>2.8295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29.128643556">
            <text:p>-429.12864355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40548">
            <text:p>18.4054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274.69994535">
            <text:p>-274.6999453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99157">
            <text:p>17.9915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13472">
            <text:p>7.1347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88.295755374">
            <text:p>-488.29575537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11304">
            <text:p>6.1130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32.66311582">
            <text:p>-332.6631158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94119">
            <text:p>16.9411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28958">
            <text:p>2.2895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87.299373408">
            <text:p>-487.29937340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6617">
            <text:p>5.3661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40.176633394">
            <text:p>-340.17663339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6617">
            <text:p>5.3661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4669">
            <text:p>4.466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33.987683646">
            <text:p>-433.98768364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97093">
            <text:p>19.9709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281.013668062">
            <text:p>-281.01366806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8.5152">
            <text:p>8.515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05782">
            <text:p>5.057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58.465172398">
            <text:p>-458.46517239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0045">
            <text:p>5.3004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294.63853674">
            <text:p>-294.6385367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0045">
            <text:p>5.3004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95654">
            <text:p>2.9565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49.212385113">
            <text:p>-449.21238511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40469">
            <text:p>15.4046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294.767706503">
            <text:p>-294.76770650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97897">
            <text:p>13.9789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08875">
            <text:p>3.0887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89.281203858">
            <text:p>-489.28120385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73477">
            <text:p>4.7347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36.241006028">
            <text:p>-336.24100602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55166">
            <text:p>14.5516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98303">
            <text:p>3.9830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95.359570676">
            <text:p>-495.35957067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7196">
            <text:p>15.7719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53.654026678">
            <text:p>-353.65402667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37303">
            <text:p>15.3730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7248">
            <text:p>2.4724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99.082008139">
            <text:p>-499.08200813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52482">
            <text:p>1.524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38.905224268">
            <text:p>-338.90522426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67676">
            <text:p>1.676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46839">
            <text:p>1.4683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23.748971908">
            <text:p>-423.74897190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0197">
            <text:p>16.2019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277.801593997">
            <text:p>-277.80159399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21881">
            <text:p>15.218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95691">
            <text:p>2.9569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513.660502084">
            <text:p>-513.66050208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72928">
            <text:p>4.7292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59.009413916">
            <text:p>-359.00941391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72928">
            <text:p>4.7292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43905">
            <text:p>3.4390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98.285642689">
            <text:p>-498.28564268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62528">
            <text:p>5.6252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41.414164517">
            <text:p>-341.41416451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62528">
            <text:p>5.6252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82654">
            <text:p>4.8265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63.997244298">
            <text:p>-463.99724429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10446">
            <text:p>15.1044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01.374594968">
            <text:p>-301.37459496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49079">
            <text:p>16.4907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86791">
            <text:p>3.8679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84.620989068">
            <text:p>-484.62098906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9.13496">
            <text:p>9.1349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29.818147555">
            <text:p>-329.81814755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4786">
            <text:p>14.9478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86532">
            <text:p>2.8653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96.815977283">
            <text:p>-496.81597728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6534">
            <text:p>2.8653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35.643788257">
            <text:p>-335.64378825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759">
            <text:p>3.375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39009">
            <text:p>2.3900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86.393817498">
            <text:p>-486.39381749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7083">
            <text:p>14.708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32.661019149">
            <text:p>-332.66101914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53134">
            <text:p>16.5313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76918">
            <text:p>2.7691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80.50889016">
            <text:p>-480.508890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98815">
            <text:p>16.988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28.74306358">
            <text:p>-328.7430635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98815">
            <text:p>16.9881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95121">
            <text:p>4.9512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ci2_cauchy_fixed_gamma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6.367554005">
            <text:p>426.367554005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11868">
            <text:p>16.11868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08.705082056">
            <text:p>608.70508205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52389">
            <text:p>19.5238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18444">
            <text:p>11.1844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8.575779865">
            <text:p>428.57577986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95425">
            <text:p>17.9542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94.640274371">
            <text:p>594.64027437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27942">
            <text:p>21.2794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68752">
            <text:p>10.6875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4.117388989">
            <text:p>434.11738898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26182">
            <text:p>20.261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15.375277867">
            <text:p>615.37527786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47717">
            <text:p>18.4771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3989">
            <text:p>12.398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41.319217874">
            <text:p>441.31921787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60051">
            <text:p>13.600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10.5147292">
            <text:p>610.514729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69876">
            <text:p>20.698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4896">
            <text:p>11.489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60051">
            <text:p>13.600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69876">
            <text:p>20.698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60051">
            <text:p>13.600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69876">
            <text:p>20.698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3.653529479">
            <text:p>433.65352947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67297">
            <text:p>19.6729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09.148787526">
            <text:p>609.14878752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67297">
            <text:p>19.6729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33215">
            <text:p>11.3321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47.226552863">
            <text:p>447.22655286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5766">
            <text:p>15.7576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0.120619054">
            <text:p>620.12061905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5766">
            <text:p>15.7576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73175">
            <text:p>12.7317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2.458378773">
            <text:p>432.45837877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9651">
            <text:p>15.896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17.382938881">
            <text:p>617.38293888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62441">
            <text:p>13.6244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55575">
            <text:p>10.5557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9651">
            <text:p>15.896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62441">
            <text:p>13.6244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42.772978853">
            <text:p>442.77297885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80658">
            <text:p>16.8065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18.989593942">
            <text:p>618.98959394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80658">
            <text:p>16.8065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13508">
            <text:p>11.1350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7.326096606">
            <text:p>427.32609660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19256">
            <text:p>18.1925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11.450534658">
            <text:p>611.45053465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65321">
            <text:p>21.6532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16685">
            <text:p>10.1668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0.536209206">
            <text:p>450.53620920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0325">
            <text:p>22.3032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6.291688617">
            <text:p>626.29168861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33775">
            <text:p>19.3377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54765">
            <text:p>11.5476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8.664562749">
            <text:p>428.66456274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19107">
            <text:p>21.1910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09.410544395">
            <text:p>609.41054439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43347">
            <text:p>18.4334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242">
            <text:p>10.24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0.81152854">
            <text:p>450.8115285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65433">
            <text:p>21.6543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1.75391582">
            <text:p>621.7539158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65433">
            <text:p>21.6543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87378">
            <text:p>10.8737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6.823959251">
            <text:p>426.82395925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45819">
            <text:p>18.4581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10.496919048">
            <text:p>610.4969190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46532">
            <text:p>19.4653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778">
            <text:p>10.77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45819">
            <text:p>18.4581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46532">
            <text:p>19.4653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48.29358867">
            <text:p>448.293588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57123">
            <text:p>17.5712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9.602272777">
            <text:p>629.60227277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13307">
            <text:p>19.133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94607">
            <text:p>10.9460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1.876954153">
            <text:p>421.87695415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40112">
            <text:p>15.4011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98.486437996">
            <text:p>598.48643799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26544">
            <text:p>19.2654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68829">
            <text:p>10.6882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40112">
            <text:p>15.4011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26544">
            <text:p>19.2654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ci2_cauchy_variable_gamma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9.982379739">
            <text:p>429.982379739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38595">
            <text:p>19.38595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11.508460405">
            <text:p>611.50846040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31042">
            <text:p>20.3104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91355">
            <text:p>9.9135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92.846156448">
            <text:p>492.84615644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29301">
            <text:p>18.2930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96.504291356">
            <text:p>596.50429135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95164">
            <text:p>20.9516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28173">
            <text:p>12.2817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8.950486081">
            <text:p>438.95048608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87497">
            <text:p>19.8749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17.580552581">
            <text:p>617.58055258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40578">
            <text:p>20.4057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66546">
            <text:p>10.6654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86.742689388">
            <text:p>486.74268938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85964">
            <text:p>17.8596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61.682108405">
            <text:p>661.68210840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17063">
            <text:p>18.1706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94867">
            <text:p>12.948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42.51891966">
            <text:p>442.5189196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12275">
            <text:p>18.122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17.585224598">
            <text:p>617.58522459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12275">
            <text:p>18.1227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55737">
            <text:p>10.5573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1.799801637">
            <text:p>461.79980163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71536">
            <text:p>22.7153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3.516372127">
            <text:p>643.51637212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92127">
            <text:p>19.9212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07005">
            <text:p>13.0700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84.470710973">
            <text:p>484.47071097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49326">
            <text:p>16.4932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86.593714901">
            <text:p>586.59371490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54271">
            <text:p>17.5427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53417">
            <text:p>12.5341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42.450069955">
            <text:p>442.45006995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78948">
            <text:p>16.7894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4.870167336">
            <text:p>624.87016733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78948">
            <text:p>16.7894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70235">
            <text:p>10.7023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33.997503775">
            <text:p>433.99750377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7006">
            <text:p>22.5700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15.02863669">
            <text:p>615.0286366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35641">
            <text:p>19.3564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41498">
            <text:p>10.4149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0.865325285">
            <text:p>450.86532528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5997">
            <text:p>16.2599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1.450751683">
            <text:p>631.45075168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41034">
            <text:p>19.4103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38282">
            <text:p>12.382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42.904323359">
            <text:p>442.90432335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92875">
            <text:p>16.928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2.617728418">
            <text:p>622.61772841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87095">
            <text:p>19.8709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02817">
            <text:p>11.0281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72.330006067">
            <text:p>472.3300060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22101">
            <text:p>23.2210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7.059204472">
            <text:p>637.05920447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84214">
            <text:p>18.8421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20282">
            <text:p>12.202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6.459338138">
            <text:p>456.45933813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23619">
            <text:p>17.2361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2.537418985">
            <text:p>632.53741898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23619">
            <text:p>17.2361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92149">
            <text:p>11.9214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2.2396167">
            <text:p>452.23961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12546">
            <text:p>21.1254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0.923997698">
            <text:p>620.92399769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43686">
            <text:p>18.4368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06489">
            <text:p>11.0648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1.561555526">
            <text:p>461.56155552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2471">
            <text:p>22.4247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0.451923797">
            <text:p>640.45192379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35691">
            <text:p>17.3569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10907">
            <text:p>11.1090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48.926839432">
            <text:p>448.9268394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0473">
            <text:p>16.2047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0.205110824">
            <text:p>630.20511082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01678">
            <text:p>18.0167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23265">
            <text:p>9.2326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84.006615116">
            <text:p>484.0066151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7.80082">
            <text:p>27.800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8.850779511">
            <text:p>658.85077951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38644">
            <text:p>18.3864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92931">
            <text:p>11.9293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9.466018995">
            <text:p>469.46601899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37457">
            <text:p>19.3745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1.397864089">
            <text:p>641.39786408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97893">
            <text:p>19.9789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10146">
            <text:p>11.1014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2.993850384">
            <text:p>462.99385038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85866">
            <text:p>17.8586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2.311449874">
            <text:p>642.31144987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8417">
            <text:p>15.8841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31775">
            <text:p>12.3177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76.222099624">
            <text:p>476.22209962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22836">
            <text:p>20.2283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4.552534098">
            <text:p>654.55253409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8.08917">
            <text:p>28.0891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49941">
            <text:p>12.4994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ci2_cauchy_variable_gamma_torus_c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1.167507952">
            <text:p>461.167507952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216">
            <text:p>15.8216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56.44177213">
            <text:p>1256.4417721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8.84364">
            <text:p>28.8436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21146">
            <text:p>10.2114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78.256198084">
            <text:p>478.25619808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12038">
            <text:p>19.1203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71.06726179">
            <text:p>1271.0672617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84808">
            <text:p>22.8480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36617">
            <text:p>10.3661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4.848596632">
            <text:p>454.8485966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33988">
            <text:p>19.3398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49.9937045">
            <text:p>1249.993704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33988">
            <text:p>19.3398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33381">
            <text:p>9.3338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7.929650954">
            <text:p>467.92965095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73728">
            <text:p>12.7372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61.04260223">
            <text:p>1261.0426022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79022">
            <text:p>17.7902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95294">
            <text:p>8.9529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91.444749178">
            <text:p>491.44474917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72199">
            <text:p>16.7219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78.9778197">
            <text:p>1278.977819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72199">
            <text:p>16.7219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61616">
            <text:p>10.6161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9.58785847">
            <text:p>459.5878584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75902">
            <text:p>14.7590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48.47430779">
            <text:p>1248.4743077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3649">
            <text:p>13.364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30284">
            <text:p>8.3028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1.609059075">
            <text:p>461.60905907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18876">
            <text:p>15.1887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59.58311945">
            <text:p>1259.5831194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6293">
            <text:p>16.629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1254">
            <text:p>7.125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8.771311686">
            <text:p>458.77131168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73915">
            <text:p>14.739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52.17736319">
            <text:p>1252.1773631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73915">
            <text:p>14.7391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50878">
            <text:p>6.5087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85.414499977">
            <text:p>485.41449997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34962">
            <text:p>20.3496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75.2299894">
            <text:p>1275.229989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43985">
            <text:p>14.4398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90055">
            <text:p>8.9005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87.335747491">
            <text:p>487.33574749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5115">
            <text:p>23.551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81.08595058">
            <text:p>1281.0859505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6598">
            <text:p>16.659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76531">
            <text:p>11.7653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71.848655672">
            <text:p>471.84865567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77477">
            <text:p>16.7747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68.18402093">
            <text:p>1268.1840209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8.44695">
            <text:p>28.4469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38563">
            <text:p>8.3856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93.091995713">
            <text:p>493.09199571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1305">
            <text:p>22.4130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86.34693962">
            <text:p>1286.3469396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1305">
            <text:p>22.4130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98635">
            <text:p>9.9863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72.057839027">
            <text:p>472.05783902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68254">
            <text:p>23.6825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66.43757509">
            <text:p>1266.4375750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68254">
            <text:p>23.6825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37562">
            <text:p>9.3756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5.154174191">
            <text:p>455.15417419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746">
            <text:p>13.74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48.14181006">
            <text:p>1248.1418100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51793">
            <text:p>14.5179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05145">
            <text:p>10.0514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4.310916338">
            <text:p>464.31091633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81659">
            <text:p>18.8165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63.80671263">
            <text:p>1263.8067126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60684">
            <text:p>18.6068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51987">
            <text:p>8.5198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4.656739281">
            <text:p>464.65673928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3948">
            <text:p>15.7394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57.04276677">
            <text:p>1257.0427667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25388">
            <text:p>15.2538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57739">
            <text:p>6.5773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1.116129353">
            <text:p>461.11612935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81179">
            <text:p>20.8117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54.8583213">
            <text:p>1254.858321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81179">
            <text:p>20.8117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59416">
            <text:p>9.5941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86.388026964">
            <text:p>486.38802696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13227">
            <text:p>12.1322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82.77554386">
            <text:p>1282.7755438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13227">
            <text:p>12.1322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31914">
            <text:p>10.3191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6.705487035">
            <text:p>456.70548703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0.85139">
            <text:p>30.8513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44.85376243">
            <text:p>1244.8537624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158">
            <text:p>17.15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58625">
            <text:p>7.5862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85.635032762">
            <text:p>485.63503276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34747">
            <text:p>25.3474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279.1548698">
            <text:p>1279.154869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53314">
            <text:p>20.5331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66948">
            <text:p>9.6694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ci2_cauchy_variable_gamma_torus_cs_no_bia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0.71100563">
            <text:p>560.71100563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00174">
            <text:p>20.00174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62.71252653">
            <text:p>1462.7125265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35696">
            <text:p>24.3569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66774">
            <text:p>10.6677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97.665173887">
            <text:p>597.66517388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9571">
            <text:p>17.957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517.26853839">
            <text:p>1517.2685383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20243">
            <text:p>20.2024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39468">
            <text:p>12.3946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41.966707265">
            <text:p>541.96670726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833">
            <text:p>18.83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32.93191811">
            <text:p>1432.9319181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4334">
            <text:p>23.7433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79514">
            <text:p>10.7951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98.281858074">
            <text:p>598.28185807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67413">
            <text:p>24.6741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516.63607871">
            <text:p>1516.6360787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29994">
            <text:p>14.2999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44646">
            <text:p>11.4464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50.038772229">
            <text:p>550.03877222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42823">
            <text:p>14.4282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53.89616491">
            <text:p>1453.8961649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48577">
            <text:p>20.4857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0926">
            <text:p>12.092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9.563008113">
            <text:p>569.56300811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1962">
            <text:p>23.7196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74.83967287">
            <text:p>1474.8396728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53113">
            <text:p>23.5311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18267">
            <text:p>12.182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54.724025092">
            <text:p>554.72402509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2.36907">
            <text:p>32.3690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71.07457586">
            <text:p>1471.0745758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2.36907">
            <text:p>32.369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81682">
            <text:p>11.816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44.18609002">
            <text:p>544.1860900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15904">
            <text:p>26.1590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44.75788238">
            <text:p>1444.7578823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51837">
            <text:p>20.5183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5926">
            <text:p>10.592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00.707545408">
            <text:p>600.70754540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29897">
            <text:p>24.2989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515.22094173">
            <text:p>1515.2209417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48118">
            <text:p>20.4811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12463">
            <text:p>12.1246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15.161187847">
            <text:p>615.16118784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25567">
            <text:p>20.2556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546.80006556">
            <text:p>1546.8000655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02766">
            <text:p>24.0276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61673">
            <text:p>11.6167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09.11390075">
            <text:p>609.1139007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60978">
            <text:p>18.6097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519.40665231">
            <text:p>1519.4066523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23772">
            <text:p>21.2377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81915">
            <text:p>11.8191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31.892320016">
            <text:p>531.8923200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88688">
            <text:p>23.8868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31.04211686">
            <text:p>1431.0421168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50764">
            <text:p>21.5076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23971">
            <text:p>10.2397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48.47592648">
            <text:p>548.4759264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4941">
            <text:p>21.494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47.17853491">
            <text:p>1447.1785349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66855">
            <text:p>26.668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4833">
            <text:p>11.483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35.60015854">
            <text:p>535.6001585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14748">
            <text:p>19.1474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47.61406546">
            <text:p>1447.6140654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25611">
            <text:p>17.2561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28204">
            <text:p>11.2820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8.703580923">
            <text:p>568.70358092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43443">
            <text:p>16.4344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95.46843494">
            <text:p>1495.4684349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13083">
            <text:p>16.1308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31709">
            <text:p>11.3170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4.439021335">
            <text:p>564.43902133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22239">
            <text:p>21.2223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69.76367195">
            <text:p>1469.7636719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30855">
            <text:p>20.308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04789">
            <text:p>11.0478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4.719055423">
            <text:p>564.71905542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5324">
            <text:p>15.9532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65.87005542">
            <text:p>1465.8700554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46366">
            <text:p>23.4636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58286">
            <text:p>11.5828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73.747756859">
            <text:p>573.74775685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41792">
            <text:p>18.4179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96.91268952">
            <text:p>1496.9126895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07609">
            <text:p>24.0760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77111">
            <text:p>11.7711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47.849169215">
            <text:p>547.84916921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31869">
            <text:p>15.3186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444.61755978">
            <text:p>1444.6175597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66285">
            <text:p>18.6628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76642">
            <text:p>9.7664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00.407607459">
            <text:p>600.40760745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37535">
            <text:p>16.3753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525.11221509">
            <text:p>1525.1122150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46541">
            <text:p>20.4654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93181">
            <text:p>11.9318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ci2_cauchy_variable_gamma_torus_no_bia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71.852399274">
            <text:p>571.852399274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16781">
            <text:p>20.16781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43.678726031">
            <text:p>943.67872603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73688">
            <text:p>22.7368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04603">
            <text:p>11.0460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80.356866415">
            <text:p>580.35686641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5362">
            <text:p>22.3536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62.420068754">
            <text:p>962.42006875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8859">
            <text:p>21.0885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57904">
            <text:p>11.5790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50.680634545">
            <text:p>550.68063454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74786">
            <text:p>18.747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11.167828502">
            <text:p>911.16782850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0.44156">
            <text:p>30.4415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1165">
            <text:p>10.116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7.296446861">
            <text:p>567.29644686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8087">
            <text:p>22.5808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47.620188163">
            <text:p>947.62018816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53062">
            <text:p>17.5306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19623">
            <text:p>12.1962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4.80361406">
            <text:p>564.8036140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55601">
            <text:p>19.5560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22.106249252">
            <text:p>922.10624925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23345">
            <text:p>12.2334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13466">
            <text:p>11.1346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91.616714595">
            <text:p>591.61671459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55852">
            <text:p>19.5585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67.878656329">
            <text:p>967.87865632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1516">
            <text:p>22.4151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72526">
            <text:p>10.7252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78.262227415">
            <text:p>578.26222741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87606">
            <text:p>20.8760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33.097436684">
            <text:p>933.09743668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99526">
            <text:p>22.9952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89919">
            <text:p>11.8991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78.876065871">
            <text:p>578.87606587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8.98983">
            <text:p>28.9898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50.130097129">
            <text:p>950.13009712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9496">
            <text:p>15.7949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15045">
            <text:p>12.1504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0.009695507">
            <text:p>560.00969550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2035">
            <text:p>26.203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45.610859625">
            <text:p>945.61085962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3703">
            <text:p>23.7370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40654">
            <text:p>11.4065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7.53259139">
            <text:p>567.5325913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35322">
            <text:p>19.3532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45.779251885">
            <text:p>945.77925188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35322">
            <text:p>19.3532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36847">
            <text:p>10.3684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10.779242102">
            <text:p>610.77924210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15473">
            <text:p>16.1547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90.418754826">
            <text:p>990.41875482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4.42441">
            <text:p>34.4244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01241">
            <text:p>12.0124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5.828434727">
            <text:p>565.82843472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60143">
            <text:p>18.6014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45.103326613">
            <text:p>945.10332661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22359">
            <text:p>12.2235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0885">
            <text:p>11.088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4.179623432">
            <text:p>564.1796234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8786">
            <text:p>14.987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24.862425923">
            <text:p>924.86242592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36024">
            <text:p>21.3602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01218">
            <text:p>12.0121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87.949888138">
            <text:p>587.94988813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05094">
            <text:p>26.0509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60.028254866">
            <text:p>960.02825486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63822">
            <text:p>19.6382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2732">
            <text:p>11.273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77.830165186">
            <text:p>577.83016518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08461">
            <text:p>24.0846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40.773976872">
            <text:p>940.77397687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2532">
            <text:p>22.3253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04898">
            <text:p>11.0489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86.509459893">
            <text:p>586.50945989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28844">
            <text:p>21.2884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3.174946026">
            <text:p>973.17494602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98064">
            <text:p>23.9806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56846">
            <text:p>11.5684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75.036302321">
            <text:p>575.03630232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34629">
            <text:p>17.3462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45.278936262">
            <text:p>945.27893626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91049">
            <text:p>16.9104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80423">
            <text:p>11.8042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78.073606848">
            <text:p>578.07360684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43143">
            <text:p>20.4314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55.396856146">
            <text:p>955.39685614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15241">
            <text:p>22.1524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84867">
            <text:p>10.848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91.026982475">
            <text:p>591.02698247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7829">
            <text:p>21.0782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7.146053605">
            <text:p>977.14605360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59206">
            <text:p>17.5920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32178">
            <text:p>11.3217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59.102763684">
            <text:p>559.10276368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6435">
            <text:p>21.0643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43.625007134">
            <text:p>943.62500713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6435">
            <text:p>21.0643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65858">
            <text:p>11.6585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ci2_flat_bottom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60.768152184">
            <text:p>360.768152184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87331">
            <text:p>22.87331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40.200386203">
            <text:p>540.20038620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54302">
            <text:p>21.5430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32511">
            <text:p>10.3251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37.645530742">
            <text:p>337.64553074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26747">
            <text:p>17.2674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15.834849377">
            <text:p>515.83484937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84805">
            <text:p>17.8480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85289">
            <text:p>10.8528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69.345015627">
            <text:p>369.34501562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9.76678">
            <text:p>29.7667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53.345710617">
            <text:p>553.34571061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6.15534">
            <text:p>36.1553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83854">
            <text:p>11.8385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88.860879941">
            <text:p>388.86087994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53024">
            <text:p>24.5302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63.554916629">
            <text:p>563.55491662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2512">
            <text:p>22.5251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96025">
            <text:p>11.9602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33.266707367">
            <text:p>333.2667073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76517">
            <text:p>19.7651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14.202841425">
            <text:p>514.20284142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474">
            <text:p>15.947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62879">
            <text:p>11.6287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49.180360659">
            <text:p>349.18036065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5713">
            <text:p>15.9571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27.620464768">
            <text:p>527.62046476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12419">
            <text:p>19.1241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39473">
            <text:p>11.3947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52.287243912">
            <text:p>352.28724391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21661">
            <text:p>21.2166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34.04019246">
            <text:p>534.0401924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20808">
            <text:p>23.2080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1258">
            <text:p>12.125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54.966479286">
            <text:p>354.96647928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1654">
            <text:p>18.165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38.074431416">
            <text:p>538.07443141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62324">
            <text:p>17.6232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81029">
            <text:p>12.8102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31.539895332">
            <text:p>331.5398953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27692">
            <text:p>17.2769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05.686296656">
            <text:p>505.68629665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87927">
            <text:p>18.8792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0185">
            <text:p>11.018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51.699896352">
            <text:p>351.69989635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3484">
            <text:p>26.348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29.808026501">
            <text:p>529.80802650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38076">
            <text:p>14.380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05672">
            <text:p>11.0567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50.670255517">
            <text:p>350.67025551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9.43255">
            <text:p>29.4325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27.639429093">
            <text:p>527.63942909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00281">
            <text:p>24.002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41932">
            <text:p>11.4193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60.780471906">
            <text:p>360.78047190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12506">
            <text:p>22.1250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33.928815606">
            <text:p>533.92881560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381">
            <text:p>17.3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34172">
            <text:p>11.3417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40.716819274">
            <text:p>340.71681927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81789">
            <text:p>17.8178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23.34103449">
            <text:p>523.3410344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08594">
            <text:p>19.0859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31283">
            <text:p>11.3128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72.593387527">
            <text:p>372.59338752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39766">
            <text:p>25.3976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53.039301956">
            <text:p>553.03930195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00111">
            <text:p>22.0011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33993">
            <text:p>12.3399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54.188244652">
            <text:p>354.18824465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4074">
            <text:p>22.5407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34.675146052">
            <text:p>534.67514605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4074">
            <text:p>22.5407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61476">
            <text:p>12.6147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43.941731796">
            <text:p>343.94173179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61039">
            <text:p>16.6103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27.328084952">
            <text:p>527.32808495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65873">
            <text:p>14.6587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39932">
            <text:p>10.3993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57.51343002">
            <text:p>357.5134300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65942">
            <text:p>23.6594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38.781901485">
            <text:p>538.78190148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28674">
            <text:p>21.2867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1338">
            <text:p>11.133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52.04514753">
            <text:p>352.0451475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8021">
            <text:p>20.802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28.714053119">
            <text:p>528.71405311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52267">
            <text:p>15.5226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51046">
            <text:p>12.5104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12.457429346">
            <text:p>312.45742934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8307">
            <text:p>14.830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02.545486753">
            <text:p>502.54548675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0.47894">
            <text:p>10.4789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73446">
            <text:p>8.7344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52.835275425">
            <text:p>352.83527542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90837">
            <text:p>20.9083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25.929759309">
            <text:p>525.92975930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72055">
            <text:p>20.720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9968">
            <text:p>10.996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ci2_gauss_fixed_sig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65.705858511">
            <text:p>765.705858511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0.79557">
            <text:p>10.79557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1">
            <text:p>1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0.922240285">
            <text:p>970.92224028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0.89214">
            <text:p>10.8921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52088">
            <text:p>7.5208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54.221259868">
            <text:p>754.22125986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8.83928">
            <text:p>8.8392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65.131873311">
            <text:p>965.13187331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88679">
            <text:p>12.8867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43163">
            <text:p>4.4316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63.650357752">
            <text:p>763.65035775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37206">
            <text:p>20.3720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7.297587613">
            <text:p>977.29758761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15523">
            <text:p>12.1552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35071">
            <text:p>8.3507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68.615233808">
            <text:p>768.61523380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69879">
            <text:p>14.6987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94.329387626">
            <text:p>994.32938762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69879">
            <text:p>14.6987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35157">
            <text:p>9.3515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51.886159105">
            <text:p>751.88615910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58682">
            <text:p>13.586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68.670430443">
            <text:p>968.67043044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36064">
            <text:p>14.3606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39325">
            <text:p>7.3932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42.910273376">
            <text:p>742.91027337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52895">
            <text:p>18.5289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46.801929716">
            <text:p>946.80192971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61183">
            <text:p>12.6118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1497">
            <text:p>5.149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68.381949922">
            <text:p>768.38194992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95881">
            <text:p>19.9588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9.735504736">
            <text:p>979.73550473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7939">
            <text:p>15.8793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02781">
            <text:p>8.0278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63.428927563">
            <text:p>763.42892756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18622">
            <text:p>12.1862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65.165588039">
            <text:p>965.16558803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18622">
            <text:p>12.1862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46336">
            <text:p>9.4633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72.801581268">
            <text:p>772.80158126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3471">
            <text:p>12.347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83.967949616">
            <text:p>983.96794961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3471">
            <text:p>12.347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80118">
            <text:p>7.8011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63.879128261">
            <text:p>763.87912826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8036">
            <text:p>14.9803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2.360752912">
            <text:p>972.36075291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8036">
            <text:p>14.9803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02387">
            <text:p>9.0238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39.259272875">
            <text:p>739.25927287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43065">
            <text:p>13.4306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41.971141542">
            <text:p>941.97114154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43065">
            <text:p>13.4306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81122">
            <text:p>8.8112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52.848303175">
            <text:p>752.84830317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1.64351">
            <text:p>11.643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60.495697909">
            <text:p>960.49569790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0.17024">
            <text:p>10.1702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21706">
            <text:p>9.2170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61.417753346">
            <text:p>761.41775334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81948">
            <text:p>12.8194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64.455770318">
            <text:p>964.45577031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2827">
            <text:p>12.282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45372">
            <text:p>6.4537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81.221464558">
            <text:p>781.22146455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0754">
            <text:p>18.075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93.781130667">
            <text:p>993.78113066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0754">
            <text:p>18.075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32742">
            <text:p>9.3274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32.809485355">
            <text:p>732.80948535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67819">
            <text:p>18.6781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39.462356726">
            <text:p>939.46235672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69108">
            <text:p>13.6910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99512">
            <text:p>7.9951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59.175758719">
            <text:p>759.17575871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74877">
            <text:p>17.7487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1.742129845">
            <text:p>971.74212984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24014">
            <text:p>20.2401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96441">
            <text:p>8.9644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29.612222573">
            <text:p>729.61222257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06189">
            <text:p>16.0618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31.06054783">
            <text:p>931.0605478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24609">
            <text:p>15.2460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95965">
            <text:p>8.9596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39.450300251">
            <text:p>739.45030025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1.95868">
            <text:p>11.9586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39.362869152">
            <text:p>939.36286915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1.7271">
            <text:p>11.727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04393">
            <text:p>7.0439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23.909891658">
            <text:p>723.90989165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186">
            <text:p>12.1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28.138589682">
            <text:p>928.13858968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338">
            <text:p>12.33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85526">
            <text:p>8.8552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48.185335177">
            <text:p>748.18533517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0267">
            <text:p>15.8026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55.674048073">
            <text:p>955.67404807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86143">
            <text:p>12.8614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98413">
            <text:p>7.9841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ci2_no_sigma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28.397604853">
            <text:p>928.397604853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6221">
            <text:p>25.6221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07.81473327">
            <text:p>1107.8147332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74143">
            <text:p>17.7414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72976">
            <text:p>12.7297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18.436898939">
            <text:p>918.43689893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0736">
            <text:p>20.073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98.89916356">
            <text:p>1098.8991635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73156">
            <text:p>21.7315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31161">
            <text:p>11.3116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17.714763619">
            <text:p>917.71476361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98822">
            <text:p>21.9882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97.30417258">
            <text:p>1097.3041725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65339">
            <text:p>20.6533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75923">
            <text:p>10.7592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42.026870902">
            <text:p>942.02687090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9.85942">
            <text:p>29.8594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61.44826438">
            <text:p>1061.4482643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53257">
            <text:p>14.5325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00427">
            <text:p>12.0042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29.257509147">
            <text:p>929.25750914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46488">
            <text:p>21.4648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06.7855803">
            <text:p>1106.785580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60938">
            <text:p>17.6093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7442">
            <text:p>8.744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01.5884957">
            <text:p>1001.588495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52653">
            <text:p>20.5265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08.7730183">
            <text:p>1108.773018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8258">
            <text:p>15.9825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39052">
            <text:p>13.3905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51.934455251">
            <text:p>951.93445525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80798">
            <text:p>20.8079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34.41977998">
            <text:p>1134.4197799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93779">
            <text:p>12.9377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70186">
            <text:p>12.7018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42.078819744">
            <text:p>942.07881974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49867">
            <text:p>17.4986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21.99841242">
            <text:p>1121.9984124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66094">
            <text:p>16.6609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5877">
            <text:p>12.587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30.893504012">
            <text:p>930.89350401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08041">
            <text:p>13.0804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14.49849297">
            <text:p>1114.4984929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28123">
            <text:p>24.2812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11355">
            <text:p>11.1135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13.838196613">
            <text:p>913.83819661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01793">
            <text:p>12.0179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93.5291902">
            <text:p>1093.529190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15746">
            <text:p>12.1574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20589">
            <text:p>10.2058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19.985588473">
            <text:p>919.98558847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49832">
            <text:p>17.4983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96.05046172">
            <text:p>1096.0504617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21346">
            <text:p>18.2134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08191">
            <text:p>11.0819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61.46641535">
            <text:p>961.4664153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84013">
            <text:p>19.8401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41.85294731">
            <text:p>1141.8529473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84712">
            <text:p>19.8471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18591">
            <text:p>11.1859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33.672790355">
            <text:p>933.67279035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55022">
            <text:p>17.5502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10.36171991">
            <text:p>1110.3617199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689">
            <text:p>22.68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86615">
            <text:p>10.8661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03.67187073">
            <text:p>903.6718707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38191">
            <text:p>16.3819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67.03576373">
            <text:p>1067.0357637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10296">
            <text:p>16.1029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57345">
            <text:p>10.5734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47.636609812">
            <text:p>947.63660981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55908">
            <text:p>14.5590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26.53426232">
            <text:p>1126.5342623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82372">
            <text:p>23.8237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68099">
            <text:p>10.680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42.324506585">
            <text:p>942.32450658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52865">
            <text:p>18.5286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13.36971235">
            <text:p>1113.3697123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30331">
            <text:p>18.3033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27895">
            <text:p>11.2789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38.924884644">
            <text:p>938.92488464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41321">
            <text:p>18.4132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07.83869548">
            <text:p>1107.838695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66714">
            <text:p>19.6671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7545">
            <text:p>10.754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48.477017916">
            <text:p>948.4770179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63949">
            <text:p>16.6394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22.8478704">
            <text:p>1122.847870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63949">
            <text:p>16.6394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79311">
            <text:p>11.7931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23.081965332">
            <text:p>923.0819653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1588">
            <text:p>19.158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01.55562022">
            <text:p>1101.5556202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45638">
            <text:p>18.4563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74502">
            <text:p>9.7450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06.190921883">
            <text:p>906.19092188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4912">
            <text:p>14.9491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89.08430035">
            <text:p>1089.0843003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4912">
            <text:p>14.9491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95003">
            <text:p>10.9500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ci2_toru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8.209266379">
            <text:p>128.209266379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06641">
            <text:p>25.06641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3.140605481">
            <text:p>173.14060548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37649">
            <text:p>25.3764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01094">
            <text:p>13.0109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5.563085798">
            <text:p>125.56308579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59433">
            <text:p>25.5943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67.919212659">
            <text:p>167.91921265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24333">
            <text:p>25.2433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00071">
            <text:p>14.0007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4.00343957">
            <text:p>124.0034395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04101">
            <text:p>25.0410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64.903372164">
            <text:p>164.90337216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17551">
            <text:p>26.1755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16848">
            <text:p>14.1684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3.261550614">
            <text:p>123.26155061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26399">
            <text:p>26.2639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1.584122686">
            <text:p>171.58412268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73843">
            <text:p>25.7384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87715">
            <text:p>13.8771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4.493711368">
            <text:p>124.49371136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4265">
            <text:p>25.426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5.129869011">
            <text:p>175.12986901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80557">
            <text:p>24.8055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60576">
            <text:p>13.6057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4.751767462">
            <text:p>124.75176746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06915">
            <text:p>26.069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0.44988477">
            <text:p>170.4498847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54404">
            <text:p>25.5440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11592">
            <text:p>14.1159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6.693373236">
            <text:p>126.69337323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05121">
            <text:p>24.0512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4.274284015">
            <text:p>174.27428401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07865">
            <text:p>26.0786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33204">
            <text:p>14.3320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2.093909616">
            <text:p>122.0939096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82963">
            <text:p>25.8296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1.580602229">
            <text:p>171.58060222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83614">
            <text:p>25.8361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6.35007">
            <text:p>16.3500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1.623500191">
            <text:p>121.62350019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71551">
            <text:p>25.715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67.351715464">
            <text:p>167.35171546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38425">
            <text:p>25.3842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28402">
            <text:p>15.2840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3.94858779">
            <text:p>123.9485877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23495">
            <text:p>25.2349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4.512172473">
            <text:p>174.51217247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03029">
            <text:p>25.0302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65019">
            <text:p>13.6501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0.927451516">
            <text:p>120.9274515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09037">
            <text:p>25.0903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1.182569265">
            <text:p>171.18256926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13613">
            <text:p>26.1361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35398">
            <text:p>14.3539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6.121366719">
            <text:p>126.12136671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23163">
            <text:p>25.2316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2.578876958">
            <text:p>172.57887695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54965">
            <text:p>25.5496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57706">
            <text:p>13.5770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6.927741514">
            <text:p>126.92774151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45657">
            <text:p>25.4565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69.922056647">
            <text:p>169.92205664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00527">
            <text:p>26.0052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12744">
            <text:p>14.1274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1.191013559">
            <text:p>121.19101355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63047">
            <text:p>25.6304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4.511291639">
            <text:p>174.51129163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99131">
            <text:p>25.9913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7122">
            <text:p>13.712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5.199398545">
            <text:p>125.19939854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56739">
            <text:p>25.5673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4.992610735">
            <text:p>174.99261073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20116">
            <text:p>25.2011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76782">
            <text:p>14.767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4.292394354">
            <text:p>124.29239435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64418">
            <text:p>25.6441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2.937816308">
            <text:p>172.93781630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60999">
            <text:p>25.6099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87593">
            <text:p>15.8759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9.746313496">
            <text:p>129.74631349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40747">
            <text:p>25.4074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5.338791284">
            <text:p>175.33879128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1781">
            <text:p>25.17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67504">
            <text:p>13.6750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5.036978666">
            <text:p>125.03697866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22246">
            <text:p>25.2224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68.716842485">
            <text:p>168.71684248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79568">
            <text:p>24.7956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38237">
            <text:p>14.3823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2.970195691">
            <text:p>122.97019569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09319">
            <text:p>25.0931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1.724515587">
            <text:p>171.72451558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82014">
            <text:p>25.8201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4522">
            <text:p>14.452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7.578553435">
            <text:p>127.57855343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53729">
            <text:p>25.5372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65.677725487">
            <text:p>165.67772548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03812">
            <text:p>25.0381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04399">
            <text:p>15.043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ci2_torus_c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1.828840585">
            <text:p>231.828840585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1855">
            <text:p>15.61855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13.37305472">
            <text:p>1013.3730547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59657">
            <text:p>15.5965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2407">
            <text:p>11.240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2.287542109">
            <text:p>212.28754210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90509">
            <text:p>13.9050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99.212319806">
            <text:p>999.21231980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80907">
            <text:p>14.809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17823">
            <text:p>10.1782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1.414317128">
            <text:p>211.41431712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2819">
            <text:p>14.9281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98.050619254">
            <text:p>998.05061925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8192">
            <text:p>15.6819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29458">
            <text:p>9.2945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3.764760631">
            <text:p>233.76476063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18306">
            <text:p>17.1830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26.26701473">
            <text:p>1026.2670147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91416">
            <text:p>16.9141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34975">
            <text:p>9.3497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6.906820621">
            <text:p>256.90682062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7856">
            <text:p>14.9785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43.29925526">
            <text:p>1043.2992552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22946">
            <text:p>15.2294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60484">
            <text:p>11.6048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00.304353">
            <text:p>200.30435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16207">
            <text:p>13.1620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85.820851339">
            <text:p>985.82085133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16207">
            <text:p>13.162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99864">
            <text:p>9.9986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9.512450312">
            <text:p>229.51245031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0.5448">
            <text:p>10.544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19.76041696">
            <text:p>1019.7604169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0.5448">
            <text:p>10.544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07107">
            <text:p>9.0710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4.175472736">
            <text:p>234.17547273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43171">
            <text:p>21.4317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26.28964361">
            <text:p>1026.2896436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43721">
            <text:p>17.4372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2179">
            <text:p>11.217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83.507899867">
            <text:p>183.5078998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7449">
            <text:p>14.744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1.350474234">
            <text:p>971.35047423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36799">
            <text:p>14.3679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635">
            <text:p>11.63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5.687913458">
            <text:p>195.68791345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79775">
            <text:p>13.797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90.803629648">
            <text:p>990.8036296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79775">
            <text:p>13.7977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05359">
            <text:p>10.0535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8.877736802">
            <text:p>198.87773680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9299">
            <text:p>22.3929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9.695335248">
            <text:p>979.6953352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9299">
            <text:p>22.3929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19934">
            <text:p>10.1993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0.273687731738">
            <text:p>0.273687731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75233">
            <text:p>21.7523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92.347606865">
            <text:p>792.34760686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75233">
            <text:p>21.7523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51465">
            <text:p>11.5146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7.727743028">
            <text:p>197.72774302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45705">
            <text:p>14.4570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82.477291097">
            <text:p>982.47729109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45705">
            <text:p>14.4570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64941">
            <text:p>11.6494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8.31007652">
            <text:p>218.3100765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9.44194">
            <text:p>9.4419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03.62731859">
            <text:p>1003.6273185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39197">
            <text:p>14.3919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7434">
            <text:p>5.743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49.703852125">
            <text:p>249.70385212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1675">
            <text:p>17.16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33.93957283">
            <text:p>1033.9395728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66537">
            <text:p>14.6653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48698">
            <text:p>10.4869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66.630616291">
            <text:p>266.63061629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3841">
            <text:p>23.384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53.20208648">
            <text:p>1053.202086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63674">
            <text:p>19.6367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00272">
            <text:p>11.0027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5.56091094">
            <text:p>215.5609109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35601">
            <text:p>12.3560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05.00266708">
            <text:p>1005.0026670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35601">
            <text:p>12.3560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10459">
            <text:p>9.1045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5.502248223">
            <text:p>235.50224822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45899">
            <text:p>16.4589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19.00186504">
            <text:p>1019.0018650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38836">
            <text:p>15.3883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35445">
            <text:p>10.3544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86.382229115">
            <text:p>186.38222911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2274">
            <text:p>14.9227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1.003293513">
            <text:p>971.00329351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10297">
            <text:p>17.1029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3211">
            <text:p>11.321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9.178508425">
            <text:p>199.17850842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41622">
            <text:p>15.4162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87.484280843">
            <text:p>987.48428084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41622">
            <text:p>15.4162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54837">
            <text:p>10.5483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ci2_t_variable_gamma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53.144518864">
            <text:p>-253.144518864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44333">
            <text:p>17.44333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76.1685435572">
            <text:p>-76.168543557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29096">
            <text:p>17.2909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62109">
            <text:p>10.6210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31.516229459">
            <text:p>-231.51622945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49268">
            <text:p>16.4926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53.2594818236">
            <text:p>-53.259481823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38903">
            <text:p>23.3890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57582">
            <text:p>11.575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56.63692061">
            <text:p>-256.6369206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60993">
            <text:p>13.6099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72.0313346263">
            <text:p>-72.031334626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54453">
            <text:p>19.5445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02">
            <text:p>12.0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69.642788689">
            <text:p>-269.64278868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84031">
            <text:p>18.8403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89.8222888578">
            <text:p>-89.822288857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83656">
            <text:p>20.8365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93293">
            <text:p>10.9329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58.567950625">
            <text:p>-258.56795062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49408">
            <text:p>15.4940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87.1566925973">
            <text:p>-87.156692597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89151">
            <text:p>20.8915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65724">
            <text:p>8.6572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48.12304295">
            <text:p>-248.1230429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58613">
            <text:p>14.5861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74.530608133">
            <text:p>-74.53060813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67184">
            <text:p>21.6718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39123">
            <text:p>12.3912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9.53470174391">
            <text:p>-9.534701743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5.86157">
            <text:p>35.8615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8.883406557">
            <text:p>178.88340655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1.92411">
            <text:p>31.9241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75115">
            <text:p>14.7511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38.228551121">
            <text:p>-238.22855112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27633">
            <text:p>20.2763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61.6044623768">
            <text:p>-61.604462376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6.11212">
            <text:p>26.1121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13014">
            <text:p>10.1301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41.226178741">
            <text:p>-241.22617874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75455">
            <text:p>24.7545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68.3587424527">
            <text:p>-68.358742452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22109">
            <text:p>19.2210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38145">
            <text:p>11.3814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38.205123887">
            <text:p>-238.20512388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76954">
            <text:p>18.7695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57.6804897305">
            <text:p>-57.680489730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9018">
            <text:p>22.5901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39766">
            <text:p>11.3976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24.841024429">
            <text:p>-224.84102442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55206">
            <text:p>18.5520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117.804944348">
            <text:p>-117.8049443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14632">
            <text:p>19.1463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87073">
            <text:p>12.8707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45.054590157">
            <text:p>-245.05459015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1843">
            <text:p>21.0184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72.4612037436">
            <text:p>-72.461203743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1843">
            <text:p>21.0184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89927">
            <text:p>9.8992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59.541062477">
            <text:p>-259.54106247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38236">
            <text:p>21.3823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76.5565862625">
            <text:p>-76.556586262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38236">
            <text:p>21.3823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33798">
            <text:p>12.3379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63.469855636">
            <text:p>-263.46985563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26634">
            <text:p>20.2663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88.1772928298">
            <text:p>-88.177292829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93163">
            <text:p>24.9316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37576">
            <text:p>10.3757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38.954235569">
            <text:p>-238.95423556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7.94401">
            <text:p>27.9440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76.1168506616">
            <text:p>-76.116850661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5.29479">
            <text:p>25.2947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43575">
            <text:p>10.4357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37.552242348">
            <text:p>-237.55224234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031">
            <text:p>22.03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62.0215426584">
            <text:p>-62.021542658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05924">
            <text:p>22.0592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98315">
            <text:p>11.9831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31.120269407">
            <text:p>-231.12026940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86361">
            <text:p>16.8636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126.108141866">
            <text:p>-126.10814186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86361">
            <text:p>16.8636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44654">
            <text:p>12.4465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52.000463926">
            <text:p>-252.00046392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4702">
            <text:p>15.8470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77.4841390305">
            <text:p>-77.484139030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80681">
            <text:p>16.806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22925">
            <text:p>11.2292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39.206636526">
            <text:p>-239.20663652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4.12157">
            <text:p>24.1215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67.8329254704">
            <text:p>-67.832925470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4509">
            <text:p>20.450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86438">
            <text:p>10.8643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248.197647953">
            <text:p>-248.19764795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75232">
            <text:p>13.7523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73.1602316261">
            <text:p>-73.160231626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73025">
            <text:p>17.7302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16788">
            <text:p>11.1678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enhd_cauchy_fixed_gamma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46.618637592">
            <text:p>146.618637592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9361">
            <text:p>3.9361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8">
            <text:p>8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2">
            <text:p>2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4">
            <text:p>4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4">
            <text:p>4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1">
            <text:p>1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12">
            <text:p>12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9">
            <text:p>9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6">
            <text:p>6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34.989823546">
            <text:p>234.98982354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73835">
            <text:p>13.7383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71528">
            <text:p>2.7152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74.314953265">
            <text:p>174.31495326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3848">
            <text:p>16.2384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39.605807179">
            <text:p>239.60580717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71011">
            <text:p>14.7101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01763">
            <text:p>6.0176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72.108010639">
            <text:p>172.10801063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91692">
            <text:p>20.9169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20.053755442">
            <text:p>220.05375544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18102">
            <text:p>21.1810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6.40388">
            <text:p>16.4038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2.25373612">
            <text:p>152.2537361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38482">
            <text:p>5.384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30.741133163">
            <text:p>230.74113316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98055">
            <text:p>6.980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56159">
            <text:p>3.5615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2.182655504">
            <text:p>192.18265550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03335">
            <text:p>16.0333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47.860802468">
            <text:p>247.86080246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48713">
            <text:p>14.4871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86054">
            <text:p>5.8605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9.846222785">
            <text:p>159.84622278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69506">
            <text:p>18.6950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29.285862307">
            <text:p>229.28586230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42262">
            <text:p>19.4226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94135">
            <text:p>9.9413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7.050103832">
            <text:p>157.0501038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49539">
            <text:p>2.4953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52.410513579">
            <text:p>252.41051357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64601">
            <text:p>2.6460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73269">
            <text:p>1.7326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0.11293517">
            <text:p>150.1129351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45146">
            <text:p>3.4514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27.096382177">
            <text:p>227.09638217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63042">
            <text:p>19.6304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08826">
            <text:p>1.0882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62.891680943">
            <text:p>162.89168094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19757">
            <text:p>16.1975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24.765012161">
            <text:p>224.76501216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50259">
            <text:p>15.5025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52902">
            <text:p>12.5290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60.033920543">
            <text:p>160.03392054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057">
            <text:p>15.605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23.173824235">
            <text:p>223.17382423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7348">
            <text:p>15.6734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76191">
            <text:p>12.7619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41.023681932">
            <text:p>141.0236819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15367">
            <text:p>4.1536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28.784838937">
            <text:p>228.78483893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9828">
            <text:p>1.982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22016">
            <text:p>1.2201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35.488558657">
            <text:p>135.48855865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6596">
            <text:p>3.3659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26.784186434">
            <text:p>226.78418643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59255">
            <text:p>2.592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29378">
            <text:p>1.2937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64.572185379">
            <text:p>164.57218537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36151">
            <text:p>15.361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23.898196747">
            <text:p>223.89819674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36245">
            <text:p>14.3624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38382">
            <text:p>12.383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45.606911044">
            <text:p>145.60691104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37854">
            <text:p>4.3785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39.792330234">
            <text:p>239.79233023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69125">
            <text:p>5.6912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5714">
            <text:p>2.4571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63.163918277">
            <text:p>163.16391827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74993">
            <text:p>5.7499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55.427266252">
            <text:p>255.42726625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0989">
            <text:p>15.8098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15914">
            <text:p>4.1591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61.88886793">
            <text:p>161.8888679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63016">
            <text:p>18.6301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20.178190269">
            <text:p>220.17819026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915">
            <text:p>16.91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22562">
            <text:p>12.2256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6.377961087">
            <text:p>126.37796108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15241">
            <text:p>2.1524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12.525260464">
            <text:p>212.52526046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15241">
            <text:p>2.1524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1249">
            <text:p>1.124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49.532173658">
            <text:p>149.53217365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16117">
            <text:p>17.1611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35.092627778">
            <text:p>235.09262777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34418">
            <text:p>14.3441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4904">
            <text:p>3.490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48.682805599">
            <text:p>148.68280559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51777">
            <text:p>4.5177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19.430465699">
            <text:p>219.43046569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71975">
            <text:p>14.7197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59797">
            <text:p>2.5979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60.72644857">
            <text:p>160.7264485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54301">
            <text:p>14.5430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38.71699527">
            <text:p>238.7169952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06549">
            <text:p>20.0654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86987">
            <text:p>1.8698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enhd_cauchy_variable_gamma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2.5450731027">
            <text:p>62.5450731027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184">
            <text:p>5.1184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2">
            <text:p>2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2">
            <text:p>2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1">
            <text:p>1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5">
            <text:p>5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3">
            <text:p>3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3">
            <text:p>3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1">
            <text:p>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53.94074897">
            <text:p>153.9407489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23871">
            <text:p>2.2387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37584">
            <text:p>1.3758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0.884524089">
            <text:p>150.88452408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79968">
            <text:p>14.7996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06.012672309">
            <text:p>206.01267230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23359">
            <text:p>21.2335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80569">
            <text:p>12.8056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11.970864813">
            <text:p>111.97086481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19482">
            <text:p>17.194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83.501075457">
            <text:p>183.50107545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15967">
            <text:p>19.1596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64638">
            <text:p>9.6463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10.410888686">
            <text:p>110.41088868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9232">
            <text:p>18.923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83.089264191">
            <text:p>183.08926419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65094">
            <text:p>19.6509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28834">
            <text:p>9.2883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60.113798864">
            <text:p>160.11379886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23138">
            <text:p>15.2313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52.770209836">
            <text:p>252.77020983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26807">
            <text:p>15.268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76577">
            <text:p>5.7657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9.027772891">
            <text:p>109.02777289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84648">
            <text:p>17.8464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9.528269658">
            <text:p>179.52826965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06708">
            <text:p>19.0670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22336">
            <text:p>10.2233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1.115082969">
            <text:p>121.11508296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1747">
            <text:p>15.9174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87.681322051">
            <text:p>187.68132205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0207">
            <text:p>15.702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51125">
            <text:p>12.5112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33.655421585">
            <text:p>133.65542158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89758">
            <text:p>13.8975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01.79605138">
            <text:p>201.7960513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1061">
            <text:p>14.9106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31758">
            <text:p>12.3175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14.995556732">
            <text:p>114.9955567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6548">
            <text:p>15.7654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6.586754148">
            <text:p>176.5867541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3073">
            <text:p>15.8307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53225">
            <text:p>9.5322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32.168885078">
            <text:p>132.16888507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29734">
            <text:p>15.2973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93.747466925">
            <text:p>193.74746692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45488">
            <text:p>16.4548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53741">
            <text:p>12.5374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9.401148262">
            <text:p>109.40114826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9408">
            <text:p>19.940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81.747811349">
            <text:p>181.74781134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82514">
            <text:p>19.8251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90808">
            <text:p>9.9080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9.8921209571">
            <text:p>59.892120957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41913">
            <text:p>4.4191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57.29615916">
            <text:p>157.2961591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3855">
            <text:p>16.238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0.99382">
            <text:p>0.993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6.2330906506">
            <text:p>66.233090650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26375">
            <text:p>4.263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66.783336903">
            <text:p>166.78333690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24216">
            <text:p>3.2421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47234">
            <text:p>1.4723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25.713118874">
            <text:p>125.71311887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2636">
            <text:p>12.263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92.578723781">
            <text:p>192.57872378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7983">
            <text:p>18.798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70804">
            <text:p>9.7080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18.847929629">
            <text:p>118.84792962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99186">
            <text:p>13.991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9.617085212">
            <text:p>179.61708521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607">
            <text:p>15.66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12667">
            <text:p>12.126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4.7833418882">
            <text:p>84.783341888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00141">
            <text:p>13.0014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2.517797071">
            <text:p>172.51779707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81999">
            <text:p>16.8199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12001">
            <text:p>4.1200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9.4277919145">
            <text:p>99.427791914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268">
            <text:p>15.626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8.702518895">
            <text:p>178.70251889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7.90847">
            <text:p>7.9084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72377">
            <text:p>4.7237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7.487530807">
            <text:p>157.48753080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4669">
            <text:p>14.466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14.933586082">
            <text:p>214.93358608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60318">
            <text:p>14.6031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49216">
            <text:p>12.4921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41.966472158">
            <text:p>141.96647215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74849">
            <text:p>13.7484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99.04765761">
            <text:p>199.0476576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74849">
            <text:p>13.7484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99697">
            <text:p>11.9969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6.733577595">
            <text:p>106.73357759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92576">
            <text:p>18.9257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81.787162632">
            <text:p>181.78716263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13981">
            <text:p>18.139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6952">
            <text:p>10.695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enhd_cauchy_variable_gamma_torus_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3.224192326">
            <text:p>103.224192326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04441">
            <text:p>5.04441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10">
            <text:p>1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3">
            <text:p>3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12">
            <text:p>12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2">
            <text:p>2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20">
            <text:p>2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17">
            <text:p>17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12">
            <text:p>12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8.156245531">
            <text:p>648.15624553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04441">
            <text:p>5.0444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59966">
            <text:p>1.5996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9.677785863">
            <text:p>109.67778586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05625">
            <text:p>3.0562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65.730486162">
            <text:p>665.73048616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9733">
            <text:p>3.3973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7861">
            <text:p>2.4786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7.6723937079">
            <text:p>97.672393707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54382">
            <text:p>17.543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9.115444749">
            <text:p>649.11544474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5694">
            <text:p>13.569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49039">
            <text:p>3.4903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1.010533554">
            <text:p>101.01053355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07993">
            <text:p>4.0799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0.441989031">
            <text:p>650.44198903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33822">
            <text:p>4.3382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90436">
            <text:p>1.9043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3.019264988">
            <text:p>103.01926498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1.92322">
            <text:p>11.9232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9.605118131">
            <text:p>659.60511813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77623">
            <text:p>14.7762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04469">
            <text:p>3.0446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3.4201651366">
            <text:p>93.420165136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71366">
            <text:p>3.7136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1.527061271">
            <text:p>651.52706127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71366">
            <text:p>3.7136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57587">
            <text:p>1.5758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3.68283286">
            <text:p>103.6828328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4683">
            <text:p>5.2468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5.309292564">
            <text:p>655.30929256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4683">
            <text:p>5.2468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3.06872">
            <text:p>3.0687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6.5911222406">
            <text:p>76.591122240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46179">
            <text:p>3.4617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1.956144555">
            <text:p>631.95614455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19021">
            <text:p>5.1902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79976">
            <text:p>1.7997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0.8918658567">
            <text:p>70.89186585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09511">
            <text:p>4.0951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0.98924713">
            <text:p>630.9892471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09511">
            <text:p>4.0951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89705">
            <text:p>1.8970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6.0072890543">
            <text:p>76.007289054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44191">
            <text:p>5.4419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2.757498876">
            <text:p>632.75749887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44191">
            <text:p>5.4419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34043">
            <text:p>2.3404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4.8750465055">
            <text:p>84.875046505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19395">
            <text:p>4.1939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7.518158346">
            <text:p>637.51815834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22904">
            <text:p>4.2290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25869">
            <text:p>2.2586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8.8058721015">
            <text:p>88.805872101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64532">
            <text:p>13.6453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9.066243035">
            <text:p>649.06624303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31755">
            <text:p>15.317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78271">
            <text:p>2.7827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12.176443765">
            <text:p>112.17644376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24595">
            <text:p>15.2459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70.190593657">
            <text:p>670.19059365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73775">
            <text:p>2.7377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45983">
            <text:p>1.4598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5.4817668128">
            <text:p>85.481766812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42164">
            <text:p>2.4216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7.254698458">
            <text:p>637.25469845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1552">
            <text:p>2.9155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43809">
            <text:p>1.4380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5.7380615152">
            <text:p>85.738061515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23441">
            <text:p>5.2344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8.784894638">
            <text:p>638.78489463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21384">
            <text:p>3.2138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63854">
            <text:p>1.6385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14.964192471">
            <text:p>114.96419247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2814">
            <text:p>2.9281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63.10320629">
            <text:p>663.1032062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02373">
            <text:p>3.0237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63875">
            <text:p>1.6387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4.3801002937">
            <text:p>74.380100293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8399">
            <text:p>2.839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8.32368014">
            <text:p>628.3236801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11097">
            <text:p>4.1109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6088">
            <text:p>1.608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5.538116497">
            <text:p>105.53811649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44515">
            <text:p>17.445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6.849591671">
            <text:p>656.84959167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44515">
            <text:p>17.4451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95037">
            <text:p>2.9503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5.0484288069">
            <text:p>95.048428806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81693">
            <text:p>4.8169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6.913797996">
            <text:p>646.91379799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52554">
            <text:p>4.5255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75537">
            <text:p>1.7553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70.7910136149">
            <text:p>70.791013614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7.49512">
            <text:p>7.4951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4.738792314">
            <text:p>624.73879231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33255">
            <text:p>4.332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24055">
            <text:p>1.2405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enhd_cauchy_variable_gamma_torus_cs_no_bi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76.821094392">
            <text:p>276.821094392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27676">
            <text:p>20.27676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29.586265265">
            <text:p>929.58626526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27676">
            <text:p>20.276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48962">
            <text:p>7.4896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67.978491843">
            <text:p>267.97849184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83172">
            <text:p>14.8317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51.638666154">
            <text:p>951.63866615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76929">
            <text:p>14.7692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8849">
            <text:p>6.884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79.540372254">
            <text:p>379.54037225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1.88937">
            <text:p>11.8893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103.6422004">
            <text:p>1103.642200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1.88937">
            <text:p>11.8893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57395">
            <text:p>7.5739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15.224766931">
            <text:p>315.22476693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80682">
            <text:p>20.806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25.30211411">
            <text:p>1025.3021141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19328">
            <text:p>23.1932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16847">
            <text:p>7.1684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00.284683587">
            <text:p>300.28468358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62364">
            <text:p>14.6236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5.813210829">
            <text:p>975.81321082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25133">
            <text:p>17.2513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53838">
            <text:p>8.5383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0.890253862">
            <text:p>230.89025386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91036">
            <text:p>13.9103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81.867348279">
            <text:p>881.86734827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20778">
            <text:p>13.2077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77039">
            <text:p>6.7703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56.512105701">
            <text:p>356.51210570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71321">
            <text:p>17.7132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26.3573281">
            <text:p>1026.357328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71321">
            <text:p>17.7132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09026">
            <text:p>7.0902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64.529545989">
            <text:p>164.52954598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26227">
            <text:p>14.2622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04.275931263">
            <text:p>804.27593126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26227">
            <text:p>14.2622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13236">
            <text:p>7.1323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89.278608898">
            <text:p>289.27860889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8324">
            <text:p>16.832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58.642550898">
            <text:p>958.64255089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0538">
            <text:p>12.053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74017">
            <text:p>7.7401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39.037344663">
            <text:p>339.03734466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53636">
            <text:p>19.5363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32.52480225">
            <text:p>1032.5248022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911">
            <text:p>18.91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54321">
            <text:p>8.5432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7.695743369">
            <text:p>257.69574336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1606">
            <text:p>17.160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97.116438089">
            <text:p>897.11643808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1606">
            <text:p>17.160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37738">
            <text:p>8.3773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0.622693833">
            <text:p>250.62269383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43255">
            <text:p>13.4325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12.609025901">
            <text:p>912.60902590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43255">
            <text:p>13.432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56789">
            <text:p>6.5678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40.655566817">
            <text:p>240.65556681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95212">
            <text:p>16.9521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93.118352469">
            <text:p>893.11835246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8.83788">
            <text:p>8.8378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48565">
            <text:p>8.4856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97.696043393">
            <text:p>297.69604339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25049">
            <text:p>13.2504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3.364891624">
            <text:p>973.36489162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07457">
            <text:p>17.0745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88756">
            <text:p>6.8875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71.411868348">
            <text:p>271.41186834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04916">
            <text:p>18.0491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60.596060625">
            <text:p>960.59606062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10475">
            <text:p>16.1047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33994">
            <text:p>7.3399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3.292486582">
            <text:p>253.29248658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18454">
            <text:p>19.1845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879.097836049">
            <text:p>879.09783604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00269">
            <text:p>18.0026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34159">
            <text:p>7.3415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41.702877829">
            <text:p>241.70287782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5018">
            <text:p>15.8501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10.971184247">
            <text:p>910.97118424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52466">
            <text:p>16.5246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17718">
            <text:p>7.1771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83.936998946">
            <text:p>283.93699894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24659">
            <text:p>14.2465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75.546966866">
            <text:p>975.54696686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0426">
            <text:p>17.042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24715">
            <text:p>7.2471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93.029174982">
            <text:p>293.02917498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51249">
            <text:p>18.5124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964.414513425">
            <text:p>964.41451342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14098">
            <text:p>14.1409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08367">
            <text:p>8.083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37.438663838">
            <text:p>337.43866383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6297">
            <text:p>21.0629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032.57576177">
            <text:p>1032.5757617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81202">
            <text:p>14.8120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23909">
            <text:p>8.2390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enhd_cauchy_variable_gamma_torus_no_bi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42.037588053">
            <text:p>242.037588053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46162">
            <text:p>21.46162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87.912583857">
            <text:p>487.91258385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31718">
            <text:p>15.3171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44914">
            <text:p>7.4491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63.460624592">
            <text:p>263.46062459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07269">
            <text:p>22.0726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06.67486276">
            <text:p>506.6748627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49641">
            <text:p>20.4964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92107">
            <text:p>7.9210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4.796078649">
            <text:p>214.79607864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47869">
            <text:p>17.4786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47.781208072">
            <text:p>447.78120807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39407">
            <text:p>16.394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17779">
            <text:p>6.1777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0.131485004">
            <text:p>210.13148500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90588">
            <text:p>16.9058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23.490392721">
            <text:p>423.49039272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70916">
            <text:p>19.7091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39907">
            <text:p>7.3990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87.140789668">
            <text:p>387.14078966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78528">
            <text:p>18.7852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77.632170782">
            <text:p>677.63217078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96876">
            <text:p>21.968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76219">
            <text:p>8.7621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9.626866272">
            <text:p>259.62686627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48418">
            <text:p>17.4841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95.82814487">
            <text:p>495.8281448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65816">
            <text:p>20.6581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7589">
            <text:p>6.758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8.599589653">
            <text:p>218.59958965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96757">
            <text:p>21.9675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58.63728159">
            <text:p>458.6372815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40234">
            <text:p>20.4023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38141">
            <text:p>7.3814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11.693552886">
            <text:p>311.69355288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7953">
            <text:p>15.6795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72.632259516">
            <text:p>572.63225951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14412">
            <text:p>12.1441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58006">
            <text:p>6.5800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4.159894622">
            <text:p>224.15989462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84692">
            <text:p>18.8469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60.624290978">
            <text:p>460.62429097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26839">
            <text:p>21.2683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77873">
            <text:p>7.7787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6.178095296">
            <text:p>226.17809529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74044">
            <text:p>21.7404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71.770437585">
            <text:p>471.77043758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58313">
            <text:p>20.5831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13734">
            <text:p>7.1373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6.544222935">
            <text:p>236.54422293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75677">
            <text:p>16.7567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83.528073537">
            <text:p>483.52807353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06081">
            <text:p>13.060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772">
            <text:p>7.77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24.031992726">
            <text:p>224.03199272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28202">
            <text:p>12.2820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62.04122775">
            <text:p>462.0412277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52349">
            <text:p>20.5234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85892">
            <text:p>6.8589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98.240427213">
            <text:p>298.24042721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71526">
            <text:p>14.7152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65.233916657">
            <text:p>565.23391665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36859">
            <text:p>16.3685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94574">
            <text:p>6.9457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0.177243119">
            <text:p>230.17724311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23371">
            <text:p>14.2337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59.204492064">
            <text:p>459.20449206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01187">
            <text:p>12.0118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17879">
            <text:p>8.1787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96.420894082">
            <text:p>196.42089408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96076">
            <text:p>17.9607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26.626963333">
            <text:p>426.62696333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96076">
            <text:p>17.960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94748">
            <text:p>7.9474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51.037020216">
            <text:p>251.0370202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72787">
            <text:p>13.7278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85.670158407">
            <text:p>485.67015840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8707">
            <text:p>15.9870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73573">
            <text:p>7.7357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0.975270913">
            <text:p>210.97527091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21453">
            <text:p>19.2145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32.26577116">
            <text:p>432.2657711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18853">
            <text:p>14.1885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93722">
            <text:p>6.9372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31.278880572">
            <text:p>231.27888057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0.81041">
            <text:p>10.8104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72.235374562">
            <text:p>472.23537456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11112">
            <text:p>17.1111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08241">
            <text:p>7.0824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219.903693775">
            <text:p>219.90369377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4149">
            <text:p>21.0414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446.135739585">
            <text:p>446.13573958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1.47805">
            <text:p>11.4780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57694">
            <text:p>6.5769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338.960503692">
            <text:p>338.96050369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40073">
            <text:p>19.4007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09.407894408">
            <text:p>609.40789440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50986">
            <text:p>14.5098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4232">
            <text:p>7.423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enhd_flat_bottom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2.122968844">
            <text:p>152.122968844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1053">
            <text:p>15.81053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2">
            <text:p>2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96.160480997">
            <text:p>196.16048099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2551">
            <text:p>22.255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5838">
            <text:p>12.583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9.77537688">
            <text:p>159.7753768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84299">
            <text:p>14.8429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96.165299805">
            <text:p>196.16529980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22374">
            <text:p>22.2237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70299">
            <text:p>8.702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7.1702601">
            <text:p>157.170260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9146">
            <text:p>15.9914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91.921007946">
            <text:p>191.92100794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5332">
            <text:p>22.4533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27829">
            <text:p>12.2782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9.309628962">
            <text:p>159.30962896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74331">
            <text:p>17.7433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04.700634026">
            <text:p>204.70063402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02761">
            <text:p>22.0276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76787">
            <text:p>12.7678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8.611097878">
            <text:p>158.61109787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58547">
            <text:p>16.5854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03.052278083">
            <text:p>203.05227808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88839">
            <text:p>21.8883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8.16067">
            <text:p>8.160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9.472076045">
            <text:p>159.47207604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1862">
            <text:p>22.186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93.909357639">
            <text:p>193.90935763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52559">
            <text:p>20.5255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77636">
            <text:p>11.7763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8.25829849">
            <text:p>158.2582984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19877">
            <text:p>16.1987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7.568683215">
            <text:p>177.56868321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2688">
            <text:p>22.5268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86004">
            <text:p>11.8600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6.149230758">
            <text:p>156.14923075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33277">
            <text:p>18.3327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97.616407825">
            <text:p>197.61640782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05561">
            <text:p>15.0556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32628">
            <text:p>9.3262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3.627531427">
            <text:p>153.62753142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8052">
            <text:p>15.7805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8.25132308">
            <text:p>178.2513230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0267">
            <text:p>22.4026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63367">
            <text:p>5.633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7.750792318">
            <text:p>157.75079231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87688">
            <text:p>21.8768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87.237277219">
            <text:p>187.23727721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761">
            <text:p>22.576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71483">
            <text:p>10.7148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7.833251337">
            <text:p>157.83325133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29914">
            <text:p>21.2991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01.67323181">
            <text:p>201.6732318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29914">
            <text:p>21.2991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4631">
            <text:p>4.463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3.980053053">
            <text:p>153.98005305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76225">
            <text:p>21.7622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79.514094018">
            <text:p>179.51409401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2735">
            <text:p>22.3273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8582">
            <text:p>14.85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8.057144733">
            <text:p>158.05714473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82657">
            <text:p>13.8265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11.847469427">
            <text:p>211.84746942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25973">
            <text:p>22.2597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89827">
            <text:p>10.8982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8.862972667">
            <text:p>158.8629726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83126">
            <text:p>14.8312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04.104150906">
            <text:p>204.10415090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84944">
            <text:p>20.8494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727">
            <text:p>12.72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7.721219848">
            <text:p>157.72121984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99773">
            <text:p>21.9977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87.448931566">
            <text:p>187.44893156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2416">
            <text:p>22.4241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7.08844">
            <text:p>7.0884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6.149966052">
            <text:p>156.14996605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43675">
            <text:p>16.436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87.897124975">
            <text:p>187.89712497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744">
            <text:p>22.74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38148">
            <text:p>12.3814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7.739609616">
            <text:p>157.7396096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59953">
            <text:p>21.5995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99.973579381">
            <text:p>199.97357938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6929">
            <text:p>22.3692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07085">
            <text:p>13.0708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9.145810275">
            <text:p>159.14581027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86006">
            <text:p>21.8600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98.886419535">
            <text:p>198.88641953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23216">
            <text:p>21.2321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17921">
            <text:p>4.1792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63.21014368">
            <text:p>163.2101436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77086">
            <text:p>21.770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93.660254475">
            <text:p>193.66025447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22922">
            <text:p>22.2292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79664">
            <text:p>10.7966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55.416987863">
            <text:p>155.41698786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58012">
            <text:p>16.5801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98.22950565">
            <text:p>198.2295056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47272">
            <text:p>21.4727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79744">
            <text:p>12.7974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enhd_gauss_fixed_sig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76.451213879">
            <text:p>476.451213879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2.61768">
            <text:p>12.61768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14">
            <text:p>14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4">
            <text:p>4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2">
            <text:p>2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11">
            <text:p>11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6">
            <text:p>6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1">
            <text:p>1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20">
            <text:p>2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20">
            <text:p>2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17">
            <text:p>17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62.214211895">
            <text:p>562.21421189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39198">
            <text:p>2.3919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49967">
            <text:p>1.499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8.721636451">
            <text:p>468.72163645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56349">
            <text:p>15.5634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55.38286262">
            <text:p>555.3828626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0212">
            <text:p>15.8021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27211">
            <text:p>2.2721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1.463942786">
            <text:p>461.46394278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07322">
            <text:p>3.0732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48.463330732">
            <text:p>548.46333073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41994">
            <text:p>5.4199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49384">
            <text:p>1.4938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1.986396561">
            <text:p>461.98639656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93154">
            <text:p>3.9315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48.148238073">
            <text:p>548.14823807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0366">
            <text:p>4.036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03745">
            <text:p>1.0374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9.602600304">
            <text:p>469.60260030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74075">
            <text:p>3.740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53.525596476">
            <text:p>553.52559647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8003">
            <text:p>2.9800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50305">
            <text:p>1.5030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9.607093132">
            <text:p>469.60709313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8551">
            <text:p>16.85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53.881711027">
            <text:p>553.88171102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90952">
            <text:p>17.9095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39654">
            <text:p>1.3965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4.673960188">
            <text:p>454.67396018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39686">
            <text:p>1.3968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38.536186185">
            <text:p>538.53618618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53831">
            <text:p>1.5383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24158">
            <text:p>1.2415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0.793590202">
            <text:p>460.79359020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64176">
            <text:p>2.6417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48.603230082">
            <text:p>548.60323008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64176">
            <text:p>2.641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60942">
            <text:p>1.6094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7.20246795">
            <text:p>467.2024679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39226">
            <text:p>16.3922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51.501270842">
            <text:p>551.50127084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72568">
            <text:p>5.7256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03916">
            <text:p>2.0391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3.911216046">
            <text:p>463.91121604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927">
            <text:p>4.92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53.680844301">
            <text:p>553.68084430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63123">
            <text:p>6.6312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44106">
            <text:p>1.4410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3.686717941">
            <text:p>463.68671794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1182">
            <text:p>3.111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43.47187976">
            <text:p>543.4718797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41759">
            <text:p>3.4175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78198">
            <text:p>1.7819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4.619294953">
            <text:p>454.61929495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62558">
            <text:p>1.6255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40.101448235">
            <text:p>540.10144823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52111">
            <text:p>3.5211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15468">
            <text:p>1.1546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4.756347262">
            <text:p>454.75634726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6836">
            <text:p>3.683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47.306840149">
            <text:p>547.30684014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9258">
            <text:p>2.9925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44362">
            <text:p>1.4436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7.105700016">
            <text:p>467.1057000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55526">
            <text:p>3.5552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56.338470951">
            <text:p>556.33847095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74037">
            <text:p>6.7403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13492">
            <text:p>1.1349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0.962692464">
            <text:p>460.96269246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46709">
            <text:p>4.4670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52.792744612">
            <text:p>552.79274461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13821">
            <text:p>6.1382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29204">
            <text:p>1.2920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75.050025548">
            <text:p>475.05002554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23194">
            <text:p>4.2319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59.991286487">
            <text:p>559.99128648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23194">
            <text:p>4.2319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77184">
            <text:p>1.7718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5.964017916">
            <text:p>465.9640179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9848">
            <text:p>6.984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49.919402403">
            <text:p>549.91940240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80431">
            <text:p>6.8043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80948">
            <text:p>2.8094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3.813477822">
            <text:p>463.81347782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372">
            <text:p>3.337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45.112154267">
            <text:p>545.11215426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7.6269">
            <text:p>7.626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58767">
            <text:p>1.5876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9.600482322">
            <text:p>469.60048232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04447">
            <text:p>6.0444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56.254596761">
            <text:p>556.25459676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3804">
            <text:p>2.9380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82705">
            <text:p>1.8270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2.402087134">
            <text:p>462.40208713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32779">
            <text:p>2.3277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51.952364799">
            <text:p>551.95236479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37768">
            <text:p>4.3776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14303">
            <text:p>1.1430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enhd_no_sigma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57.794458127">
            <text:p>557.794458127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983">
            <text:p>2.983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11">
            <text:p>11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6">
            <text:p>6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4">
            <text:p>4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9">
            <text:p>9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8">
            <text:p>8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3">
            <text:p>3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17">
            <text:p>17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17">
            <text:p>17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16">
            <text:p>16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8.72248818">
            <text:p>648.7224881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41434">
            <text:p>2.4143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2407">
            <text:p>1.240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93.280069286">
            <text:p>593.28006928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50081">
            <text:p>5.5008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74.844700422">
            <text:p>674.84470042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73345">
            <text:p>5.7334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19543">
            <text:p>1.1954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84.653626887">
            <text:p>584.65362688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40229">
            <text:p>15.4022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72.677368639">
            <text:p>672.67736863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8.53046">
            <text:p>8.5304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47662">
            <text:p>1.4766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75.910132994">
            <text:p>575.91013299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4787">
            <text:p>4.478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70.031556936">
            <text:p>670.03155693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14092">
            <text:p>17.1409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74614">
            <text:p>2.7461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36.730779467">
            <text:p>636.7307794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177">
            <text:p>15.717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89.983270156">
            <text:p>689.98327015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7177">
            <text:p>15.717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07982">
            <text:p>13.079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1.506994309">
            <text:p>561.50699430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3854">
            <text:p>3.385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7.556444311">
            <text:p>657.55644431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56931">
            <text:p>2.5693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12163">
            <text:p>1.1216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04.10655252">
            <text:p>604.1065525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3028">
            <text:p>15.9302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96.541723174">
            <text:p>696.54172317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4419">
            <text:p>15.441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35018">
            <text:p>1.3501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56.569788254">
            <text:p>556.56978825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89097">
            <text:p>1.8909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2.554153347">
            <text:p>652.55415334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89097">
            <text:p>1.8909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33312">
            <text:p>1.3331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29.981221472">
            <text:p>629.98122147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84637">
            <text:p>15.8463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91.096995388">
            <text:p>691.09699538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94776">
            <text:p>15.947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82117">
            <text:p>11.8211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88.060647239">
            <text:p>588.06064723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4.03252">
            <text:p>4.0325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75.593378381">
            <text:p>675.59337838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1975">
            <text:p>15.6197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52225">
            <text:p>1.5222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81.97677222">
            <text:p>581.9767722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82588">
            <text:p>6.8258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80.492074895">
            <text:p>680.49207489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6.82588">
            <text:p>6.8258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11802">
            <text:p>1.1180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3.301160019">
            <text:p>563.30116001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54039">
            <text:p>1.5403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8.772206034">
            <text:p>658.77220603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51108">
            <text:p>2.5110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18717">
            <text:p>1.1871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7.362592987">
            <text:p>567.36259298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195">
            <text:p>3.119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8.973461922">
            <text:p>658.97346192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19719">
            <text:p>3.1971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58635">
            <text:p>1.5863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3.207540643">
            <text:p>563.20754064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15951">
            <text:p>2.1595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61.12572819">
            <text:p>661.1257281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42494">
            <text:p>2.4249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24946">
            <text:p>1.2494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80.605246816">
            <text:p>580.60524681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7.71066">
            <text:p>7.7106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70.42216846">
            <text:p>670.4221684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.56854">
            <text:p>2.5685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42162">
            <text:p>1.4216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79.067593066">
            <text:p>579.06759306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3.62248">
            <text:p>3.6224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69.839864079">
            <text:p>669.83986407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5.50025">
            <text:p>5.5002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72936">
            <text:p>1.7293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87.007245127">
            <text:p>587.00724512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98234">
            <text:p>14.9823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76.320634355">
            <text:p>676.32063435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9595">
            <text:p>1.959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17332">
            <text:p>1.1733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98.367532495">
            <text:p>598.36753249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83785">
            <text:p>1.8378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90.109309069">
            <text:p>690.10930906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70781">
            <text:p>13.7078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183">
            <text:p>1.18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59.213052429">
            <text:p>559.21305242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75206">
            <text:p>1.7520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2.878906439">
            <text:p>652.87890643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.50921">
            <text:p>1.5092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43105">
            <text:p>1.4310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631.567322459">
            <text:p>631.56732245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14469">
            <text:p>15.1446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89.0846823">
            <text:p>689.084682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53096">
            <text:p>15.5309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15077">
            <text:p>12.1507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enhd_toru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8.5205576989">
            <text:p>48.5205576989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23459">
            <text:p>22.23459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0">
            <text:p>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0">
            <text:p>0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0">
            <text:p>0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.7919022193">
            <text:p>62.791902219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3747">
            <text:p>22.3374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80082">
            <text:p>12.800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.5556583081">
            <text:p>46.555658308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23098">
            <text:p>22.2309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.7024159568">
            <text:p>62.702415956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69214">
            <text:p>22.6921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02112">
            <text:p>15.0211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.284839578">
            <text:p>46.28483957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2995">
            <text:p>22.5299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.3309528169">
            <text:p>62.330952816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2224">
            <text:p>22.3222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0.95354">
            <text:p>20.9535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.6056142408">
            <text:p>45.605614240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0569">
            <text:p>22.5056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8.9170766048">
            <text:p>58.91707660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24491">
            <text:p>22.2449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0.47169">
            <text:p>10.4716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7.169012177">
            <text:p>47.16901217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4772">
            <text:p>22.4477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.6651260571">
            <text:p>65.665126057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2698">
            <text:p>22.4269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66731">
            <text:p>12.6673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.3101853163">
            <text:p>46.310185316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28408">
            <text:p>22.2840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2.4284396966">
            <text:p>62.428439696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4547">
            <text:p>22.5454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55021">
            <text:p>13.5502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.6549947769">
            <text:p>45.654994776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3071">
            <text:p>22.3307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8.5220760884">
            <text:p>58.522076088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3071">
            <text:p>22.3307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46486">
            <text:p>15.4648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.8376891531">
            <text:p>42.837689153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8284">
            <text:p>22.4828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0.7471107028">
            <text:p>60.747110702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3905">
            <text:p>22.5390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0.04666">
            <text:p>20.0466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6.6951049159">
            <text:p>46.695104915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7732">
            <text:p>22.3773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.1677838156">
            <text:p>64.167783815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4324">
            <text:p>22.4432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56355">
            <text:p>13.5635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4.5974134974">
            <text:p>44.597413497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61783">
            <text:p>22.6178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.5997320132">
            <text:p>65.599732013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1212">
            <text:p>22.3121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87064">
            <text:p>14.8706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.7705836374">
            <text:p>45.770583637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2084">
            <text:p>22.4208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0.252840985">
            <text:p>60.25284098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28721">
            <text:p>22.2872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00029">
            <text:p>15.0002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.2375080883">
            <text:p>45.237508088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5012">
            <text:p>22.5501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8.8198187948">
            <text:p>58.81981879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5125">
            <text:p>22.5512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6.23899">
            <text:p>16.238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.5957261225">
            <text:p>45.595726122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13623">
            <text:p>22.1362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.471952472">
            <text:p>64.47195247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5669">
            <text:p>22.5566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01934">
            <text:p>15.0193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.2892883342">
            <text:p>45.289288334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29135">
            <text:p>22.2913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8.564998436">
            <text:p>58.56499843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29135">
            <text:p>22.2913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1.07916">
            <text:p>21.0791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9.4016702005">
            <text:p>49.401670200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6006">
            <text:p>22.5600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8.1794844385">
            <text:p>58.179484438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63321">
            <text:p>22.6332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99102">
            <text:p>15.9910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8.6727977367">
            <text:p>48.67279773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14638">
            <text:p>22.1463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7.1511166456">
            <text:p>67.151116645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4144">
            <text:p>22.4414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64609">
            <text:p>13.6460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.161163606">
            <text:p>42.16116360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2732">
            <text:p>22.5273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8.7302357415">
            <text:p>58.730235741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3998">
            <text:p>22.4399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12082">
            <text:p>15.1208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5.834992757">
            <text:p>45.83499275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62675">
            <text:p>22.626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6.6114577307">
            <text:p>56.611457730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90679">
            <text:p>21.9067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5.02588">
            <text:p>15.0258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2.3094664551">
            <text:p>42.309466455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6567">
            <text:p>22.5656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7.5387843642">
            <text:p>57.538784364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66512">
            <text:p>22.6651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1.27159">
            <text:p>21.2715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48.371386915">
            <text:p>48.37138691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53243">
            <text:p>22.5324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58.5850794044">
            <text:p>58.585079404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682">
            <text:p>22.468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0.01136">
            <text:p>20.0113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enhd_torus_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5.7093859249">
            <text:p>85.7093859249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6609">
            <text:p>21.06609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0">
            <text:p>0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0">
            <text:p>0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0">
            <text:p>0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0">
            <text:p>0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0">
            <text:p>0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0">
            <text:p>0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0">
            <text:p>0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0">
            <text:p>0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10">
            <text:p>10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2">
            <text:p>2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1">
            <text:p>1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0">
            <text:p>0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8.317121044">
            <text:p>638.31712104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49501">
            <text:p>20.4950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.93983">
            <text:p>1.9398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5.2101181463">
            <text:p>95.210118146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4267">
            <text:p>21.426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5.458445047">
            <text:p>645.45844504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92089">
            <text:p>20.9208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74849">
            <text:p>5.7484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6.1044936">
            <text:p>106.104493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78175">
            <text:p>21.7817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55.675602447">
            <text:p>655.67560244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08734">
            <text:p>20.0873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47217">
            <text:p>4.4721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2.7344911758">
            <text:p>92.734491175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93041">
            <text:p>21.93041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5.848089548">
            <text:p>645.84808954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6448">
            <text:p>21.0644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63912">
            <text:p>4.63912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5.4290633675">
            <text:p>85.429063367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33785">
            <text:p>21.3378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9.914702686">
            <text:p>639.91470268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24609">
            <text:p>20.2460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37005">
            <text:p>5.3700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7.5548487674">
            <text:p>87.554848767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28">
            <text:p>21.02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1.036472395">
            <text:p>641.03647239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44236">
            <text:p>21.4423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0868">
            <text:p>6.086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0.109710947">
            <text:p>100.10971094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51584">
            <text:p>21.5158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5.79994119">
            <text:p>645.7999411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50573">
            <text:p>21.5057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14893">
            <text:p>4.1489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5.073528018">
            <text:p>95.07352801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43965">
            <text:p>22.4396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5.024432473">
            <text:p>645.02443247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7411">
            <text:p>21.741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73285">
            <text:p>5.7328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9.1705185766">
            <text:p>89.170518576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02972">
            <text:p>21.0297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3.966905589">
            <text:p>643.96690558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7537">
            <text:p>22.3753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52877">
            <text:p>4.5287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00.521036259">
            <text:p>100.52103625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6705">
            <text:p>16.2670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8.048701818">
            <text:p>648.04870181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37376">
            <text:p>15.3737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89586">
            <text:p>4.8958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6.1825435168">
            <text:p>96.182543516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94298">
            <text:p>20.94298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4.428311504">
            <text:p>644.42831150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7.4214">
            <text:p>7.421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8391">
            <text:p>4.839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5.7195946748">
            <text:p>85.719594674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2299">
            <text:p>22.3229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39.208782499">
            <text:p>639.20878249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80719">
            <text:p>22.8071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6.45724">
            <text:p>6.4572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5.1234737393">
            <text:p>95.123473739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97004">
            <text:p>20.9700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0.652632647">
            <text:p>640.65263264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7.81555">
            <text:p>17.8155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50308">
            <text:p>5.5030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9.8475002551">
            <text:p>89.8475002551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49696">
            <text:p>21.4969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5.643800741">
            <text:p>645.64380074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80062">
            <text:p>21.8006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92381">
            <text:p>4.9238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89.7457186538">
            <text:p>89.745718653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53867">
            <text:p>21.5386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0.627738758">
            <text:p>640.62773875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65016">
            <text:p>21.6501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87288">
            <text:p>5.8728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0.5861018867">
            <text:p>90.586101886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77923">
            <text:p>21.7792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5.391669751">
            <text:p>645.391669751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01383">
            <text:p>22.0138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32187">
            <text:p>5.3218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7.1987478028">
            <text:p>97.198747802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43953">
            <text:p>21.4395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8.087308664">
            <text:p>648.087308664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97274">
            <text:p>21.97274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08574">
            <text:p>5.08574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1.9083916594">
            <text:p>91.9083916594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81502">
            <text:p>20.8150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3.620439213">
            <text:p>643.62043921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41753">
            <text:p>21.4175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.40035">
            <text:p>2.4003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0.8188258653">
            <text:p>90.8188258653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41736">
            <text:p>21.4173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4.741392342">
            <text:p>644.74139234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31171">
            <text:p>20.31171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41101">
            <text:p>5.41101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92.0610006938">
            <text:p>92.061000693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14046">
            <text:p>22.14046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41.152447615">
            <text:p>641.152447615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14046">
            <text:p>22.14046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4.55343">
            <text:p>4.5534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table table:name="enhd_t_variable_gamma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615.626996842">
            <text:p>-615.626996842</text:p>
          </table:table-cell>
          <table:table-cell table:number-columns-repeated="3"/>
          <table:table-cell office:value-type="string">
            <text:p>profasi+cam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+torus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  <table:table-cell office:value-type="string">
            <text:p>min rmsd</text:p>
          </table:table-cell>
          <table:table-cell office:value-type="string">
            <text:p>&lt;5</text:p>
          </table:table-cell>
          <table:table-cell office:value-type="string">
            <text:p>&lt;3</text:p>
          </table:table-cell>
          <table:table-cell office:value-type="string">
            <text:p>&lt;2</text:p>
          </table:table-cell>
          <table:table-cell office:value-type="string">
            <text:p>&lt;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34981">
            <text:p>16.34981</text:p>
          </table:table-cell>
          <table:table-cell table:number-columns-repeated="3"/>
          <table:table-cell table:formula="of:=IF([.F2]&lt;5;1;0)+IF([.F8]&lt;5;1;0)+IF([.F14]&lt;5;1;0)+IF([.F20]&lt;5;1;0)+IF([.F26]&lt;5;1;0)+IF([.F32]&lt;5;1;0)+IF([.F38]&lt;5;1;0)+IF([.F44]&lt;5;1;0)+IF([.F50]&lt;5;1;0)+IF([.F56]&lt;5;1;0)+IF([.F62]&lt;5;1;0)+IF([.F68]&lt;5;1;0)+IF([.F74]&lt;5;1;0)+IF([.F80]&lt;5;1;0)+IF([.F86]&lt;5;1;0)+IF([.F92]&lt;5;1;0)+IF([.F98]&lt;5;1;0)+IF([.F104]&lt;5;1;0)+IF([.F110]&lt;5;1;0)+IF([.F116]&lt;5;1;0)" office:value-type="float" office:value="1">
            <text:p>1</text:p>
          </table:table-cell>
          <table:table-cell table:style-name="ce1" table:formula="of:=IF([.F2]&lt;3;1;0)+IF([.F8]&lt;3;1;0)+IF([.F14]&lt;3;1;0)+IF([.F20]&lt;3;1;0)+IF([.F26]&lt;3;1;0)+IF([.F32]&lt;3;1;0)+IF([.F38]&lt;3;1;0)+IF([.F44]&lt;3;1;0)+IF([.F50]&lt;3;1;0)+IF([.F56]&lt;3;1;0)+IF([.F62]&lt;3;1;0)+IF([.F68]&lt;3;1;0)+IF([.F74]&lt;3;1;0)+IF([.F80]&lt;3;1;0)+IF([.F86]&lt;3;1;0)+IF([.F92]&lt;3;1;0)+IF([.F98]&lt;3;1;0)+IF([.F104]&lt;3;1;0)+IF([.F110]&lt;3;1;0)+IF([.F116]&lt;3;1;0)" office:value-type="float" office:value="1">
            <text:p>1</text:p>
          </table:table-cell>
          <table:table-cell table:style-name="ce1" table:formula="of:=IF([.F2]&lt;2;1;0)+IF([.F8]&lt;2;1;0)+IF([.F14]&lt;2;1;0)+IF([.F20]&lt;2;1;0)+IF([.F26]&lt;2;1;0)+IF([.F32]&lt;2;1;0)+IF([.F38]&lt;2;1;0)+IF([.F44]&lt;2;1;0)+IF([.F50]&lt;2;1;0)+IF([.F56]&lt;2;1;0)+IF([.F62]&lt;2;1;0)+IF([.F68]&lt;2;1;0)+IF([.F74]&lt;2;1;0)+IF([.F80]&lt;2;1;0)+IF([.F86]&lt;2;1;0)+IF([.F92]&lt;2;1;0)+IF([.F98]&lt;2;1;0)+IF([.F104]&lt;2;1;0)+IF([.F110]&lt;2;1;0)+IF([.F116]&lt;2;1;0)" office:value-type="float" office:value="1">
            <text:p>1</text:p>
          </table:table-cell>
          <table:table-cell table:style-name="ce1" table:formula="of:=IF([.F2]&lt;1;1;0)+IF([.F8]&lt;1;1;0)+IF([.F14]&lt;1;1;0)+IF([.F20]&lt;1;1;0)+IF([.F26]&lt;1;1;0)+IF([.F32]&lt;1;1;0)+IF([.F38]&lt;1;1;0)+IF([.F44]&lt;1;1;0)+IF([.F50]&lt;1;1;0)+IF([.F56]&lt;1;1;0)+IF([.F62]&lt;1;1;0)+IF([.F68]&lt;1;1;0)+IF([.F74]&lt;1;1;0)+IF([.F80]&lt;1;1;0)+IF([.F86]&lt;1;1;0)+IF([.F92]&lt;1;1;0)+IF([.F98]&lt;1;1;0)+IF([.F104]&lt;1;1;0)+IF([.F110]&lt;1;1;0)+IF([.F116]&lt;1;1;0)" office:value-type="float" office:value="1">
            <text:p>1</text:p>
          </table:table-cell>
          <table:table-cell/>
          <table:table-cell table:formula="of:=IF([.F4]&lt;5;1;0)+IF([.F10]&lt;5;1;0)+IF([.F16]&lt;5;1;0)+IF([.F22]&lt;5;1;0)+IF([.F28]&lt;5;1;0)+IF([.F34]&lt;5;1;0)+IF([.F40]&lt;5;1;0)+IF([.F46]&lt;5;1;0)+IF([.F52]&lt;5;1;0)+IF([.F58]&lt;5;1;0)+IF([.F64]&lt;5;1;0)+IF([.F70]&lt;5;1;0)+IF([.F76]&lt;5;1;0)+IF([.F82]&lt;5;1;0)+IF([.F88]&lt;5;1;0)+IF([.F94]&lt;5;1;0)+IF([.F100]&lt;5;1;0)+IF([.F106]&lt;5;1;0)+IF([.F112]&lt;5;1;0)+IF([.F118]&lt;5;1;0)" office:value-type="float" office:value="1">
            <text:p>1</text:p>
          </table:table-cell>
          <table:table-cell table:style-name="ce1" table:formula="of:=IF([.F4]&lt;3;1;0)+IF([.F10]&lt;3;1;0)+IF([.F16]&lt;3;1;0)+IF([.F22]&lt;3;1;0)+IF([.F28]&lt;3;1;0)+IF([.F34]&lt;3;1;0)+IF([.F40]&lt;3;1;0)+IF([.F46]&lt;3;1;0)+IF([.F52]&lt;3;1;0)+IF([.F58]&lt;3;1;0)+IF([.F64]&lt;3;1;0)+IF([.F70]&lt;3;1;0)+IF([.F76]&lt;3;1;0)+IF([.F82]&lt;3;1;0)+IF([.F88]&lt;3;1;0)+IF([.F94]&lt;3;1;0)+IF([.F100]&lt;3;1;0)+IF([.F106]&lt;3;1;0)+IF([.F112]&lt;3;1;0)+IF([.F118]&lt;3;1;0)" office:value-type="float" office:value="1">
            <text:p>1</text:p>
          </table:table-cell>
          <table:table-cell table:style-name="ce1" table:formula="of:=IF([.F4]&lt;2;1;0)+IF([.F10]&lt;2;1;0)+IF([.F16]&lt;2;1;0)+IF([.F22]&lt;2;1;0)+IF([.F28]&lt;2;1;0)+IF([.F34]&lt;2;1;0)+IF([.F40]&lt;2;1;0)+IF([.F46]&lt;2;1;0)+IF([.F52]&lt;2;1;0)+IF([.F58]&lt;2;1;0)+IF([.F64]&lt;2;1;0)+IF([.F70]&lt;2;1;0)+IF([.F76]&lt;2;1;0)+IF([.F82]&lt;2;1;0)+IF([.F88]&lt;2;1;0)+IF([.F94]&lt;2;1;0)+IF([.F100]&lt;2;1;0)+IF([.F106]&lt;2;1;0)+IF([.F112]&lt;2;1;0)+IF([.F118]&lt;2;1;0)" office:value-type="float" office:value="1">
            <text:p>1</text:p>
          </table:table-cell>
          <table:table-cell table:style-name="ce1" table:formula="of:=IF([.F4]&lt;1;1;0)+IF([.F10]&lt;1;1;0)+IF([.F16]&lt;1;1;0)+IF([.F22]&lt;1;1;0)+IF([.F28]&lt;1;1;0)+IF([.F34]&lt;1;1;0)+IF([.F40]&lt;1;1;0)+IF([.F46]&lt;1;1;0)+IF([.F52]&lt;1;1;0)+IF([.F58]&lt;1;1;0)+IF([.F64]&lt;1;1;0)+IF([.F70]&lt;1;1;0)+IF([.F76]&lt;1;1;0)+IF([.F82]&lt;1;1;0)+IF([.F88]&lt;1;1;0)+IF([.F94]&lt;1;1;0)+IF([.F100]&lt;1;1;0)+IF([.F106]&lt;1;1;0)+IF([.F112]&lt;1;1;0)+IF([.F118]&lt;1;1;0)" office:value-type="float" office:value="1">
            <text:p>1</text:p>
          </table:table-cell>
          <table:table-cell/>
          <table:table-cell table:formula="of:=IF([.C5]&lt;5;1;0)+IF([.C11]&lt;5;1;0)+IF([.C17]&lt;5;1;0)+IF([.C23]&lt;5;1;0)+IF([.C29]&lt;5;1;0)+IF([.C35]&lt;5;1;0)+IF([.C41]&lt;5;1;0)+IF([.C47]&lt;5;1;0)+IF([.C53]&lt;5;1;0)+IF([.C59]&lt;5;1;0)+IF([.C65]&lt;5;1;0)+IF([.C71]&lt;5;1;0)+IF([.C77]&lt;5;1;0)+IF([.C83]&lt;5;1;0)+IF([.C89]&lt;5;1;0)+IF([.C95]&lt;5;1;0)+IF([.C101]&lt;5;1;0)+IF([.C107]&lt;5;1;0)+IF([.C113]&lt;5;1;0)+IF([.C119]&lt;5;1;0)" office:value-type="float" office:value="1">
            <text:p>1</text:p>
          </table:table-cell>
          <table:table-cell table:style-name="ce1" table:formula="of:=IF([.C5]&lt;3;1;0)+IF([.C11]&lt;3;1;0)+IF([.C17]&lt;3;1;0)+IF([.C23]&lt;3;1;0)+IF([.C29]&lt;3;1;0)+IF([.C35]&lt;3;1;0)+IF([.C41]&lt;3;1;0)+IF([.C47]&lt;3;1;0)+IF([.C53]&lt;3;1;0)+IF([.C59]&lt;3;1;0)+IF([.C65]&lt;3;1;0)+IF([.C71]&lt;3;1;0)+IF([.C77]&lt;3;1;0)+IF([.C83]&lt;3;1;0)+IF([.C89]&lt;3;1;0)+IF([.C95]&lt;3;1;0)+IF([.C101]&lt;3;1;0)+IF([.C107]&lt;3;1;0)+IF([.C113]&lt;3;1;0)+IF([.C119]&lt;3;1;0)" office:value-type="float" office:value="1">
            <text:p>1</text:p>
          </table:table-cell>
          <table:table-cell table:style-name="ce1" table:formula="of:=IF([.C5]&lt;2;1;0)+IF([.C11]&lt;2;1;0)+IF([.C17]&lt;2;1;0)+IF([.C23]&lt;2;1;0)+IF([.C29]&lt;2;1;0)+IF([.C35]&lt;2;1;0)+IF([.C41]&lt;2;1;0)+IF([.C47]&lt;2;1;0)+IF([.C53]&lt;2;1;0)+IF([.C59]&lt;2;1;0)+IF([.C65]&lt;2;1;0)+IF([.C71]&lt;2;1;0)+IF([.C77]&lt;2;1;0)+IF([.C83]&lt;2;1;0)+IF([.C89]&lt;2;1;0)+IF([.C95]&lt;2;1;0)+IF([.C101]&lt;2;1;0)+IF([.C107]&lt;2;1;0)+IF([.C113]&lt;2;1;0)+IF([.C119]&lt;2;1;0)" office:value-type="float" office:value="1">
            <text:p>1</text:p>
          </table:table-cell>
          <table:table-cell table:style-name="ce1" table:formula="of:=IF([.C5]&lt;1;1;0)+IF([.C11]&lt;1;1;0)+IF([.C17]&lt;1;1;0)+IF([.C23]&lt;1;1;0)+IF([.C29]&lt;1;1;0)+IF([.C35]&lt;1;1;0)+IF([.C41]&lt;1;1;0)+IF([.C47]&lt;1;1;0)+IF([.C53]&lt;1;1;0)+IF([.C59]&lt;1;1;0)+IF([.C65]&lt;1;1;0)+IF([.C71]&lt;1;1;0)+IF([.C77]&lt;1;1;0)+IF([.C83]&lt;1;1;0)+IF([.C89]&lt;1;1;0)+IF([.C95]&lt;1;1;0)+IF([.C101]&lt;1;1;0)+IF([.C107]&lt;1;1;0)+IF([.C113]&lt;1;1;0)+IF([.C119]&lt;1;1;0)" office:value-type="float" office:value="1">
            <text:p>1</text:p>
          </table:table-cell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558.424503383">
            <text:p>-558.42450338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13077">
            <text:p>15.1307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80095">
            <text:p>11.8009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597.783569668">
            <text:p>-597.78356966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39699">
            <text:p>14.39699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541.3988847">
            <text:p>-541.3988847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4.39699">
            <text:p>14.3969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1.82787">
            <text:p>11.82787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581.562038486">
            <text:p>-581.562038486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1.26614">
            <text:p>21.2661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541.777712868">
            <text:p>-541.777712868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0.91322">
            <text:p>20.9132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7.07925">
            <text:p>17.0792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578.093592562">
            <text:p>-578.093592562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9027">
            <text:p>22.39027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535.04047959">
            <text:p>-535.0404795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2.39027">
            <text:p>22.39027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3.71508">
            <text:p>13.7150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625.453446029">
            <text:p>-625.453446029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9.35104">
            <text:p>19.35104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557.931259433">
            <text:p>-557.931259433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6368">
            <text:p>18.6368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.73643">
            <text:p>9.7364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420.085576298">
            <text:p>-420.085576298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09415">
            <text:p>15.094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349.461734246">
            <text:p>-349.46173424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09415">
            <text:p>15.0941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5.17166">
            <text:p>5.17166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608.058393797">
            <text:p>-608.05839379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46082">
            <text:p>15.46082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544.669339069">
            <text:p>-544.66933906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3.90232">
            <text:p>13.90232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59995">
            <text:p>12.5999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-626.897934095">
            <text:p>-626.89793409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1715">
            <text:p>15.617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-558.457882976">
            <text:p>-558.457882976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6469">
            <text:p>16.2646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2.21209">
            <text:p>12.2120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1715">
            <text:p>15.617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6469">
            <text:p>16.2646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1715">
            <text:p>15.617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6469">
            <text:p>16.2646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1715">
            <text:p>15.617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6469">
            <text:p>16.2646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1715">
            <text:p>15.617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6469">
            <text:p>16.2646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5.61715">
            <text:p>15.6171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6.26469">
            <text:p>16.26469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05.686635055">
            <text:p>505.68663505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9323">
            <text:p>23.7932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663.103643859">
            <text:p>663.10364385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9323">
            <text:p>23.7932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3.79323">
            <text:p>23.79323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9323">
            <text:p>23.7932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9323">
            <text:p>23.7932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9323">
            <text:p>23.79323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9323">
            <text:p>23.79323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71.703920505">
            <text:p>171.703920505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93935">
            <text:p>18.9393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241.000930039">
            <text:p>241.000930039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93935">
            <text:p>18.9393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14.50958">
            <text:p>14.50958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93935">
            <text:p>18.9393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1E+017">
            <text:p>100000000000000000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18.93935">
            <text:p>18.9393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99999999">
            <text:p>99999999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:</text:p>
          </table:table-cell>
          <table:table-cell/>
          <table:table-cell office:value-type="float" office:value="562.469345327">
            <text:p>562.469345327</text:p>
          </table:table-cell>
          <table:table-cell table:number-columns-repeated="18"/>
        </table:table-row>
        <table:table-row table:style-name="ro2">
          <table:table-cell office:value-type="string">
            <text:p>min.</text:p>
          </table:table-cell>
          <table:table-cell office:value-type="string">
            <text:p>profasi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9865">
            <text:p>23.79865</text:p>
          </table:table-cell>
          <table:table-cell table:number-columns-repeated="17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:</text:p>
          </table:table-cell>
          <table:table-cell/>
          <table:table-cell office:value-type="float" office:value="729.97544472">
            <text:p>729.97544472</text:p>
          </table:table-cell>
          <table:table-cell table:number-columns-repeated="18"/>
        </table:table-row>
        <table:table-row table:style-name="ro1">
          <table:table-cell office:value-type="string">
            <text:p>min.</text:p>
          </table:table-cell>
          <table:table-cell office:value-type="string">
            <text:p>profasi뚊�</text:p>
          </table:table-cell>
          <table:table-cell office:value-type="string">
            <text:p>energy</text:p>
          </table:table-cell>
          <table:table-cell office:value-type="string">
            <text:p>RMSD:</text:p>
          </table:table-cell>
          <table:table-cell/>
          <table:table-cell office:value-type="float" office:value="23.79865">
            <text:p>23.79865</text:p>
          </table:table-cell>
          <table:table-cell table:number-columns-repeated="17"/>
        </table:table-row>
        <table:table-row table:style-name="ro2">
          <table:table-cell office:value-type="string">
            <text:p>Min.</text:p>
          </table:table-cell>
          <table:table-cell office:value-type="string">
            <text:p>RMSD</text:p>
          </table:table-cell>
          <table:table-cell office:value-type="float" office:value="23.79865">
            <text:p>23.79865</text:p>
          </table:table-cell>
          <table:table-cell table:number-columns-repeated="20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51:32</meta:creation-date>
    <dc:date>2014-04-15T18:19:01</dc:date>
    <meta:editing-duration>PT8M17S</meta:editing-duration>
    <meta:editing-cycles>1</meta:editing-cycles>
    <meta:document-statistic meta:table-count="33" meta:cell-count="14733" meta:object-count="0"/>
    <meta:generator>LibreOffice/3.5$Linux_X86_64 LibreOffice_project/350m1$Build-2</meta:generator>
  </office:meta>
</office:document-meta>
</file>